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color="#000000" draw:marker-start="Arrow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3">
      <style:graphic-properties draw:fill-color="#ffffff" draw:textarea-vertical-align="middle" fo:min-height="13.88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fo:min-height="11.929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7.532cm"/>
    </style:style>
    <style:style style:name="pr9" style:family="presentation" style:parent-style-name="Default-subtitle">
      <style:graphic-properties draw:fill-color="#ffffff" fo:min-height="5.842cm"/>
    </style:style>
    <style:style style:name="pr10" style:family="presentation" style:parent-style-name="Default-subtitle">
      <style:graphic-properties draw:fill-color="#ffffff" fo:min-height="14.39cm"/>
    </style:style>
    <style:style style:name="pr11" style:family="presentation" style:parent-style-name="Default-subtitle">
      <style:graphic-properties draw:fill-color="#ffffff" fo:min-height="4.826cm"/>
    </style:style>
    <style:style style:name="pr12" style:family="presentation" style:parent-style-name="Default-subtitle">
      <style:graphic-properties draw:fill-color="#ffffff" fo:min-height="14.732cm"/>
    </style:style>
    <style:style style:name="pr13" style:family="presentation" style:parent-style-name="Default-subtitle" style:list-style-name="L2">
      <style:graphic-properties draw:fill-color="#ffffff" draw:textarea-vertical-align="middle" fo:min-height="13.882cm"/>
    </style:style>
    <style:style style:name="pr14" style:family="presentation" style:parent-style-name="Default-subtitle">
      <style:graphic-properties draw:fill-color="#ffffff" fo:min-height="12.446cm"/>
    </style:style>
    <style:style style:name="pr15" style:family="presentation" style:parent-style-name="Default-subtitle">
      <style:graphic-properties draw:fill-color="#ffffff" fo:min-height="12.957cm"/>
    </style:style>
    <style:style style:name="pr16" style:family="presentation" style:parent-style-name="Default-subtitle" style:list-style-name="L3">
      <style:graphic-properties draw:fill-color="#ffffff" draw:textarea-vertical-align="middle" fo:min-height="13.882cm"/>
    </style:style>
    <style:style style:name="pr17" style:family="presentation" style:parent-style-name="Default-subtitle">
      <style:graphic-properties draw:fill-color="#ffffff" fo:min-height="15.513cm"/>
    </style:style>
    <style:style style:name="pr18" style:family="presentation" style:parent-style-name="Default-subtitle" style:list-style-name="L6">
      <style:graphic-properties draw:fill-color="#ffffff" fo:min-height="12.446cm"/>
    </style:style>
    <style:style style:name="pr19" style:family="presentation" style:parent-style-name="Default-subtitle" style:list-style-name="L3">
      <style:graphic-properties draw:fill-color="#ffffff" draw:textarea-vertical-align="middle" fo:min-height="13.882cm"/>
    </style:style>
    <style:style style:name="pr20" style:family="presentation" style:parent-style-name="Default-subtitle">
      <style:graphic-properties draw:fill-color="#ffffff" draw:auto-grow-height="true" fo:min-height="12.179cm"/>
    </style:style>
    <style:style style:name="pr21" style:family="presentation" style:parent-style-name="Default-subtitle">
      <style:graphic-properties draw:fill-color="#ffffff" draw:auto-grow-height="true" fo:min-height="13.712cm"/>
    </style:style>
    <style:style style:name="pr22" style:family="presentation" style:parent-style-name="Default-subtitle" style:list-style-name="L8">
      <style:graphic-properties draw:fill-color="#ffffff" draw:auto-grow-height="true" fo:min-height="12.179cm"/>
    </style:style>
    <style:style style:name="pr23" style:family="presentation" style:parent-style-name="Default-subtitle" style:list-style-name="L8">
      <style:graphic-properties draw:fill-color="#ffffff" draw:auto-grow-height="true" fo:min-height="12.179cm"/>
    </style:style>
    <style:style style:name="pr24" style:family="presentation" style:parent-style-name="Default-subtitle" style:list-style-name="L9">
      <style:graphic-properties draw:fill-color="#ffffff" draw:auto-grow-height="true" fo:min-height="15.723cm"/>
    </style:style>
    <style:style style:name="pr25" style:family="presentation" style:parent-style-name="Default-subtitle" style:list-style-name="L3">
      <style:graphic-properties draw:fill-color="#ffffff" draw:textarea-vertical-align="middle" fo:min-height="13.882cm"/>
    </style:style>
    <style:style style:name="pr26" style:family="presentation" style:parent-style-name="Default-subtitle" style:list-style-name="L3">
      <style:graphic-properties draw:fill-color="#ffffff" draw:textarea-vertical-align="middle" fo:min-height="13.882cm"/>
    </style:style>
    <style:style style:name="pr27" style:family="presentation" style:parent-style-name="Default-subtitle">
      <style:graphic-properties draw:fill-color="#ffffff" fo:min-height="11.773cm"/>
    </style:style>
    <style:style style:name="pr28" style:family="presentation" style:parent-style-name="Default-subtitle">
      <style:graphic-properties draw:fill-color="#ffffff" fo:min-height="15.24cm"/>
    </style:style>
    <style:style style:name="pr29" style:family="presentation" style:parent-style-name="Default-subtitle" style:list-style-name="L3">
      <style:graphic-properties draw:fill-color="#ffffff" draw:textarea-vertical-align="middle" fo:min-height="13.882cm"/>
    </style:style>
    <style:style style:name="P1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line-height="140%" fo:text-align="start"/>
    </style:style>
    <style:style style:name="P3" style:family="paragraph">
      <style:paragraph-properties fo:line-height="140%" fo:text-align="start"/>
      <style:text-properties fo:font-size="36pt" style:font-size-asian="36pt" style:font-size-complex="36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style:font-name="LM Mono 121" fo:font-size="44pt" style:font-size-asian="44pt" style:font-size-complex="44pt"/>
    </style:style>
    <style:style style:name="P6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7" style:family="paragraph">
      <style:paragraph-properties fo:margin-left="0.813cm" fo:margin-right="0cm" fo:margin-top="0cm" fo:margin-bottom="0cm" fo:line-height="100%" fo:text-indent="0cm"/>
    </style:style>
    <style:style style:name="P8" style:family="paragraph">
      <style:paragraph-properties fo:margin-left="0.813cm" fo:margin-right="0cm" fo:margin-top="0cm" fo:margin-bottom="0cm" fo:line-height="100%" fo:text-indent="0cm"/>
      <style:text-properties style:font-name="LM Mono 12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line-height="100%"/>
    </style:style>
    <style:style style:name="P11" style:family="paragraph">
      <style:paragraph-properties fo:margin-top="0cm" fo:margin-bottom="0cm" fo:line-height="100%"/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LM Mono 121" fo:font-size="13pt" style:font-size-asian="13pt" style:font-size-complex="13pt"/>
    </style:style>
    <style:style style:name="P14" style:family="paragraph">
      <style:paragraph-properties fo:margin-top="0cm" fo:margin-bottom="0.813cm"/>
    </style:style>
    <style:style style:name="P15" style:family="paragraph">
      <style:paragraph-properties fo:text-align="start"/>
      <style:text-properties style:font-name="LM Mono 121"/>
    </style:style>
    <style:style style:name="P16" style:family="paragraph">
      <style:paragraph-properties fo:text-align="start"/>
      <style:text-properties style:font-name="LM Mono 121" fo:font-size="24pt" style:font-size-asian="24pt" style:font-size-complex="24pt"/>
    </style:style>
    <style:style style:name="P17" style:family="paragraph">
      <style:text-properties fo:font-size="20pt"/>
    </style:style>
    <style:style style:name="P18" style:family="paragraph">
      <style:paragraph-properties fo:text-align="start"/>
      <style:text-properties style:font-name="LM Mono 121" fo:font-size="26pt" style:font-size-asian="26pt" style:font-size-complex="26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paragraph-properties fo:text-align="start"/>
      <style:text-properties style:font-name="LM Mono 121" fo:font-size="32pt" style:font-size-asian="32pt" style:font-size-complex="32pt"/>
    </style:style>
    <style:style style:name="P21" style:family="paragraph">
      <style:paragraph-properties fo:text-align="center"/>
      <style:text-properties style:font-name="LM Mono 121" fo:font-size="48pt" style:font-size-asian="48pt" style:font-size-complex="48pt"/>
    </style:style>
    <style:style style:name="P22" style:family="paragraph">
      <style:paragraph-properties fo:margin-top="0.559cm" fo:margin-bottom="0cm" fo:text-align="start"/>
    </style:style>
    <style:style style:name="P23" style:family="paragraph">
      <style:paragraph-properties fo:margin-top="0.559cm" fo:margin-bottom="0cm" fo:text-align="start"/>
      <style:text-properties style:font-name="LM Mono 121" fo:font-size="32pt" style:font-size-asian="32pt" style:font-size-complex="32pt"/>
    </style:style>
    <style:style style:name="P24" style:family="paragraph">
      <style:paragraph-properties fo:margin-top="1.016cm" fo:margin-bottom="0.508cm"/>
    </style:style>
    <style:style style:name="P25" style:family="paragraph">
      <style:paragraph-properties fo:margin-top="0cm" fo:margin-bottom="0cm" fo:text-align="start"/>
    </style:style>
    <style:style style:name="P26" style:family="paragraph">
      <style:paragraph-properties fo:margin-top="0cm" fo:margin-bottom="0cm" fo:text-align="start"/>
      <style:text-properties style:font-name="LM Mono 121" fo:font-size="22pt" style:font-size-asian="22pt" style:font-size-complex="22pt"/>
    </style:style>
    <style:style style:name="P27" style:family="paragraph">
      <style:paragraph-properties fo:margin-top="0cm" fo:margin-bottom="0cm" fo:text-align="start"/>
      <style:text-properties style:font-name="LM Mono 121" fo:font-size="24pt" style:font-size-asian="24pt" style:font-size-complex="24pt"/>
    </style:style>
    <style:style style:name="P28" style:family="paragraph">
      <style:paragraph-properties fo:margin-top="0cm" fo:margin-bottom="0cm" fo:text-align="start"/>
      <style:text-properties style:font-name="LM Mono 121" fo:font-size="28pt" fo:font-weight="normal" style:font-size-asian="28pt" style:font-weight-asian="normal" style:font-size-complex="28pt" style:font-weight-complex="normal"/>
    </style:style>
    <style:style style:name="P29" style:family="paragraph">
      <style:paragraph-properties fo:margin-top="0.559cm" fo:margin-bottom="0cm" fo:text-align="start"/>
      <style:text-properties style:font-name="LM Mono 121" fo:font-size="28pt" style:font-size-asian="28pt" style:font-size-complex="28pt"/>
    </style:style>
    <style:style style:name="P30" style:family="paragraph">
      <style:paragraph-properties fo:margin-top="0cm" fo:margin-bottom="0.864cm"/>
    </style:style>
    <style:style style:name="P31" style:family="paragraph">
      <style:text-properties fo:font-size="32pt" fo:font-style="normal" style:font-size-asian="32pt" style:font-style-asian="normal" style:font-size-complex="32pt" style:font-style-complex="normal"/>
    </style:style>
    <style:style style:name="P32" style:family="paragraph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33" style:family="paragraph">
      <style:paragraph-properties fo:text-align="start"/>
      <style:text-properties style:font-name="LM Mono 121" fo:font-size="28pt" style:font-size-asian="28pt" style:font-size-complex="28pt"/>
    </style:style>
    <style:style style:name="P34" style:family="paragraph">
      <style:paragraph-properties fo:margin-top="0cm" fo:margin-bottom="0.813cm"/>
      <style:text-properties fo:font-size="44pt" style:font-size-asian="44pt" style:font-size-complex="44pt"/>
    </style:style>
    <style:style style:name="P35" style:family="paragraph">
      <style:paragraph-properties fo:margin-left="0cm" fo:margin-right="0cm" fo:text-align="start" fo:text-indent="0cm"/>
      <style:text-properties style:font-name="LM Mono 121" fo:font-size="36pt" style:font-size-asian="36pt" style:font-size-complex="36pt"/>
    </style:style>
    <style:style style:name="P36" style:family="paragraph">
      <style:paragraph-properties fo:margin-left="0cm" fo:margin-right="0cm" fo:text-align="start" fo:text-indent="0cm"/>
      <style:text-properties style:font-name="LM Mono 121" fo:font-size="28pt" style:font-size-asian="28pt" style:font-size-complex="28pt"/>
    </style:style>
    <style:style style:name="P37" style:family="paragraph">
      <style:paragraph-properties fo:margin-left="0cm" fo:margin-right="0cm" fo:text-align="start" fo:text-indent="0cm"/>
      <style:text-properties style:font-name="LM Mono 121" fo:font-size="26pt" style:font-size-asian="26pt" style:font-size-complex="26pt"/>
    </style:style>
    <style:style style:name="P38" style:family="paragraph">
      <style:paragraph-properties fo:margin-top="0.762cm" fo:margin-bottom="0cm" fo:text-align="start"/>
    </style:style>
    <style:style style:name="P39" style:family="paragraph">
      <style:paragraph-properties fo:margin-left="0cm" fo:margin-right="0cm" fo:margin-top="0.762cm" fo:margin-bottom="0cm" fo:text-align="start" fo:text-indent="0cm"/>
      <style:text-properties style:font-name="LM Mono 121" fo:font-size="28pt" style:font-size-asian="28pt" style:font-size-complex="28pt"/>
    </style:style>
    <style:style style:name="P40" style:family="paragraph">
      <style:paragraph-properties fo:margin-left="0cm" fo:margin-right="0cm" fo:margin-top="0.762cm" fo:margin-bottom="0cm" fo:text-align="start" fo:text-indent="0cm"/>
      <style:text-properties style:font-name="LM Mono 121" fo:font-size="32pt" style:font-size-asian="32pt" style:font-size-complex="32pt"/>
    </style:style>
    <style:style style:name="P41" style:family="paragraph">
      <style:paragraph-properties fo:margin-left="0cm" fo:margin-right="0cm" fo:text-align="start" fo:text-indent="0cm"/>
      <style:text-properties style:font-name="LM Mono 121" fo:font-size="22pt" style:font-size-asian="22pt" style:font-size-complex="22pt"/>
    </style:style>
    <style:style style:name="P42" style:family="paragraph">
      <style:paragraph-properties fo:margin-top="0cm" fo:margin-bottom="0.66cm" fo:text-align="start"/>
    </style:style>
    <style:style style:name="P43" style:family="paragraph">
      <style:paragraph-properties fo:margin-left="0cm" fo:margin-right="0cm" fo:margin-top="0cm" fo:margin-bottom="0.66cm" fo:text-align="start" fo:text-indent="0cm"/>
      <style:text-properties style:font-name="Liberation Sans2" fo:font-size="36pt" style:font-size-asian="36pt" style:font-size-complex="36pt"/>
    </style:style>
    <style:style style:name="P44" style:family="paragraph">
      <style:paragraph-properties fo:margin-left="0cm" fo:margin-right="0cm" fo:margin-top="0cm" fo:margin-bottom="0.66cm" fo:text-align="start" fo:text-indent="0cm"/>
      <style:text-properties style:font-name="LM Mono 121" fo:font-size="26pt" style:font-size-asian="26pt" style:font-size-complex="26pt"/>
    </style:style>
    <style:style style:name="P45" style:family="paragraph">
      <style:paragraph-properties fo:margin-top="0cm" fo:margin-bottom="0.914cm" fo:text-align="start"/>
    </style:style>
    <style:style style:name="P46" style:family="paragraph">
      <style:paragraph-properties fo:margin-left="0cm" fo:margin-right="0cm" fo:margin-top="0cm" fo:margin-bottom="0.914cm" fo:text-align="start" fo:text-indent="0cm"/>
      <style:text-properties style:font-name="LM Mono 121" fo:font-size="26pt" style:font-size-asian="26pt" style:font-size-complex="26pt"/>
    </style:style>
    <style:style style:name="P47" style:family="paragraph">
      <style:paragraph-properties fo:margin-left="0cm" fo:margin-right="0cm" fo:margin-top="0cm" fo:margin-bottom="0.66cm" fo:text-align="start" fo:text-indent="0cm"/>
      <style:text-properties style:font-name="LM Mono 121" fo:font-size="28pt" style:font-size-asian="28pt" style:font-size-complex="28pt"/>
    </style:style>
    <style:style style:name="P48" style:family="paragraph">
      <style:paragraph-properties fo:margin-top="0cm" fo:margin-bottom="0cm" fo:text-align="start"/>
      <style:text-properties style:font-name="LM Mono 121" fo:font-size="32pt" fo:font-weight="normal" style:font-size-asian="32pt" style:font-weight-asian="normal" style:font-size-complex="32pt" style:font-weight-complex="normal"/>
    </style:style>
    <style:style style:name="P49" style:family="paragraph">
      <style:paragraph-properties fo:margin-top="0cm" fo:margin-bottom="0cm" fo:text-align="start"/>
      <style:text-properties style:font-name="LM Mono 121" fo:font-size="36pt" fo:font-weight="normal" style:font-size-asian="36pt" style:font-weight-asian="normal" style:font-size-complex="36pt" style:font-weight-complex="normal"/>
    </style:style>
    <style:style style:name="P50" style:family="paragraph">
      <style:paragraph-properties fo:text-align="start"/>
      <style:text-properties style:font-name="LM Mono 121" fo:font-size="30pt" style:font-size-asian="30pt" style:font-size-complex="30pt"/>
    </style:style>
    <style:style style:name="P51" style:family="paragraph">
      <style:text-properties style:font-name="LM Mono 121"/>
    </style:style>
    <style:style style:name="P52" style:family="paragraph">
      <style:paragraph-properties fo:text-align="start"/>
      <style:text-properties style:font-name="LM Mono 121" fo:font-size="20pt" style:font-size-asian="20pt" style:font-size-complex="20pt"/>
    </style:style>
    <style:style style:name="P53" style:family="paragraph">
      <style:text-properties style:font-name="LM Mono 121" fo:font-size="20pt" style:font-size-asian="20pt" style:font-size-complex="20pt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M Mono 121" fo:font-size="44pt" style:font-size-asian="44pt" style:font-size-complex="44pt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M Mono 12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font-name="LM Mono 121" fo:font-size="13pt" style:font-size-asian="13pt" style:font-size-complex="13pt"/>
    </style:style>
    <style:style style:name="T11" style:family="text">
      <style:text-properties style:font-name="LM Mono 121"/>
    </style:style>
    <style:style style:name="T12" style:family="text">
      <style:text-properties style:font-name="LM Mono 121" fo:font-weight="bold" style:font-weight-asian="bold" style:font-weight-complex="bold"/>
    </style:style>
    <style:style style:name="T13" style:family="text">
      <style:text-properties style:font-name="Liberation Sans2"/>
    </style:style>
    <style:style style:name="T14" style:family="text">
      <style:text-properties style:font-name="LM Mono 121" fo:font-size="24pt" style:font-size-asian="24pt" style:font-size-complex="24pt"/>
    </style:style>
    <style:style style:name="T15" style:family="text">
      <style:text-properties style:font-name="LM Mono 121" fo:font-size="26pt" style:font-size-asian="26pt" style:font-size-complex="26pt"/>
    </style:style>
    <style:style style:name="T16" style:family="text">
      <style:text-properties fo:color="#ff3333" style:font-name="LM Mono 121" fo:font-size="28pt" style:font-size-asian="26pt" style:font-size-complex="2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style:font-name="LM Mono 121" fo:font-size="32pt" style:font-size-asian="32pt" style:font-size-complex="32pt"/>
    </style:style>
    <style:style style:name="T19" style:family="text">
      <style:text-properties style:font-name="Liberation Sans2" fo:font-size="48pt" style:font-size-asian="48pt" style:font-size-complex="48pt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M Mono 121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LM Mono 121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M Mono 121" fo:font-size="22pt" style:font-size-asian="22pt" style:font-size-complex="22pt"/>
    </style:style>
    <style:style style:name="T24" style:family="text">
      <style:text-properties style:font-name="LM Mono 121" fo:font-size="22pt" fo:font-weight="normal" style:font-size-asian="22pt" style:font-weight-asian="normal" style:font-size-complex="22pt" style:font-weight-complex="normal"/>
    </style:style>
    <style:style style:name="T25" style:family="text">
      <style:text-properties style:font-name="LM Mono 121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LM Mono 121" fo:font-size="28pt" fo:font-weight="normal" style:font-size-asian="28pt" style:font-weight-asian="normal" style:font-size-complex="28pt" style:font-weight-complex="normal"/>
    </style:style>
    <style:style style:name="T27" style:family="text">
      <style:text-properties style:font-name="LM Mono 121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Liberation Sans2" fo:font-size="28pt" style:font-size-asian="28pt" style:font-size-complex="28pt"/>
    </style:style>
    <style:style style:name="T29" style:family="text">
      <style:text-properties style:font-name="LM Mono 121" fo:font-size="28pt" style:font-size-asian="28pt" style:font-size-complex="28pt"/>
    </style:style>
    <style:style style:name="T30" style:family="text">
      <style:text-properties style:font-name="Liberation Sans2" fo:font-size="32pt" style:font-size-asian="32pt" style:font-size-complex="32pt"/>
    </style:style>
    <style:style style:name="T31" style:family="text">
      <style:text-properties style:font-name="LM Mono 121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32pt" fo:font-style="normal" style:font-size-asian="32pt" style:font-style-asian="normal" style:font-size-complex="32pt" style:font-style-complex="normal"/>
    </style:style>
    <style:style style:name="T3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color="#ff3333" style:font-name="LM Mono 121" fo:font-size="26pt" style:font-size-asian="26pt" style:font-size-complex="26pt"/>
    </style:style>
    <style:style style:name="T35" style:family="text">
      <style:text-properties style:font-name="LM Mono 121" fo:font-size="36pt" style:font-size-asian="36pt" style:font-size-complex="36pt"/>
    </style:style>
    <style:style style:name="T36" style:family="text">
      <style:text-properties style:font-name="Liberation Sans2" fo:font-size="36pt" style:font-size-asian="36pt" style:font-size-complex="36pt"/>
    </style:style>
    <style:style style:name="T37" style:family="text">
      <style:text-properties fo:color="#ffffff" style:font-name="Liberation Sans2" fo:font-size="36pt" style:font-size-asian="36pt" style:font-size-complex="36pt"/>
    </style:style>
    <style:style style:name="T38" style:family="text">
      <style:text-properties style:font-name="LM Mono 121" fo:font-size="26pt" fo:font-weight="bold" style:font-size-asian="26pt" style:font-weight-asian="bold" style:font-size-complex="26pt" style:font-weight-complex="bold"/>
    </style:style>
    <style:style style:name="T39" style:family="text">
      <style:text-properties style:font-name="Liberation Sans2" fo:font-size="26pt" style:font-size-asian="26pt" style:font-size-complex="26pt"/>
    </style:style>
    <style:style style:name="T40" style:family="text">
      <style:text-properties fo:font-size="36pt" fo:font-weight="normal" style:font-size-asian="36pt" style:font-weight-asian="normal" style:font-size-complex="36pt" style:font-weight-complex="normal"/>
    </style:style>
    <style:style style:name="T41" style:family="text">
      <style:text-properties style:font-name="LM Mono 121" fo:font-size="36pt" fo:font-weight="normal" style:font-size-asian="36pt" style:font-weight-asian="normal" style:font-size-complex="36pt" style:font-weight-complex="normal"/>
    </style:style>
    <style:style style:name="T42" style:family="text">
      <style:text-properties style:font-name="LM Mono 121" fo:font-size="36pt" fo:font-weight="bold" style:font-size-asian="36pt" style:font-weight-asian="bold" style:font-size-complex="36pt" style:font-weight-complex="bold"/>
    </style:style>
    <style:style style:name="T43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style:font-name="LM Mono 121" fo:font-size="30pt" style:font-size-asian="30pt" style:font-size-complex="30pt"/>
    </style:style>
    <style:style style:name="T46" style:family="text">
      <style:text-properties style:font-name="LM Mono 121" fo:font-size="20pt" style:font-size-asian="20pt" style:font-size-complex="20pt"/>
    </style:style>
    <style:style style:name="T47" style:family="text">
      <style:text-properties style:font-name="LM Mono 12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2" draw:text-style-name="P3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Контроль полиморфизма</text:span></text:p>
              </text:list-item>
            </text:list>
            <text:list text:style-name="L3">
              <text:list-item>
                <text:p text:style-name="P2"><text:span text:style-name="T4">Простые ограничения</text:span></text:p>
              </text:list-item>
              <text:list-item>
                <text:p text:style-name="P2"><text:span text:style-name="T4">Сложные ограничения</text:span></text:p>
              </text:list-item>
              <text:list-item>
                <text:p text:style-name="P2"><text:span text:style-name="T4">Простые концепты</text:span></text:p>
              </text:list-item>
              <text:list-item>
                <text:p text:style-name="P2"><text:span text:style-name="T4">Вариабельные концепты</text:span></text:p>
              </text:list-item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5">Обобщенный код</text:span></text:p>
          </draw:text-box>
        </draw:frame>
        <draw:frame presentation:style-name="pr5" draw:text-style-name="P5" draw:layer="layout" svg:width="16.38cm" svg:height="12.179cm" svg:x="1.4cm" svg:y="4.586cm" presentation:class="outline" presentation:user-transformed="true">
          <draw:text-box>
            <text:p><text:span text:style-name="T6">template&lt;typename R, typename T&gt; bool </text:span></text:p>
            <text:p><text:span text:style-name="T6">in (R const&amp; range, T const&amp; value) </text:span></text:p>
            <text:p><text:span text:style-name="T6">{</text:span></text:p>
            <text:p><text:span text:style-name="T6"><text:s text:c="2"/></text:span><text:span text:style-name="T6">for (auto const&amp; x : range)</text:span></text:p>
            <text:p><text:span text:style-name="T6"><text:s text:c="4"/></text:span><text:span text:style-name="T6">if (x == value)</text:span></text:p>
            <text:p><text:span text:style-name="T6"><text:s text:c="6"/></text:span><text:span text:style-name="T6">return true;</text:span></text:p>
            <text:p><text:span text:style-name="T6"><text:s text:c="2"/></text:span><text:span text:style-name="T6">return false;</text:span></text:p>
            <text:p><text:span text:style-name="T6">}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27cm" svg:height="3.506cm" svg:x="1.4cm" svg:y="0.837cm" presentation:class="title" presentation:user-transformed="true">
          <draw:text-box>
            <text:p><text:span text:style-name="T7">Обобщенный код: неявные обещания</text:span></text:p>
          </draw:text-box>
        </draw:frame>
        <draw:frame presentation:style-name="pr5" draw:text-style-name="P5" draw:layer="layout" svg:width="16.38cm" svg:height="12.179cm" svg:x="1.4cm" svg:y="4.585cm" presentation:class="outline" presentation:user-transformed="true">
          <draw:text-box>
            <text:p><text:span text:style-name="T6">template&lt;typename R, typename T&gt; bool </text:span></text:p>
            <text:p><text:span text:style-name="T6">in (R const&amp; range, T const&amp; value) </text:span></text:p>
            <text:p><text:span text:style-name="T6">{</text:span></text:p>
            <text:p><text:span text:style-name="T6"><text:s text:c="2"/></text:span><text:span text:style-name="T6">for (auto const&amp; x : range)</text:span></text:p>
            <text:p><text:span text:style-name="T6"><text:s text:c="4"/></text:span><text:span text:style-name="T6">if (x == value)</text:span></text:p>
            <text:p><text:span text:style-name="T6"><text:s text:c="6"/></text:span><text:span text:style-name="T6">return true;</text:span></text:p>
            <text:p><text:span text:style-name="T6"><text:s text:c="2"/></text:span><text:span text:style-name="T6">return false;</text:span></text:p>
            <text:p><text:span text:style-name="T6">}</text:span></text:p>
            <text:p><text:span text:style-name="T6"/></text:p>
          </draw:text-box>
        </draw:frame>
        <draw:frame presentation:style-name="pr6" draw:text-style-name="P8" draw:layer="layout" svg:width="12.7cm" svg:height="7.366cm" svg:x="14.986cm" svg:y="8.89cm" presentation:class="outline" presentation:user-transformed="true">
          <draw:text-box>
            <text:p text:style-name="P7"><text:span text:style-name="T8">R::begin()</text:span></text:p>
            <text:p text:style-name="P7"><text:span text:style-name="T8">R::end()</text:span></text:p>
            <text:p text:style-name="P7"><text:span text:style-name="T8">typename R::iterator</text:span></text:p>
            <text:p text:style-name="P7"><text:span text:style-name="T8">R::iterator::operator++()</text:span></text:p>
            <text:p text:style-name="P7"><text:span text:style-name="T8">R::iterator::operator!=()</text:span></text:p>
            <text:p text:style-name="P7"><text:span text:style-name="T8">R::iterator::operator*()</text:span></text:p>
          </draw:text-box>
        </draw:frame>
        <draw:line draw:style-name="gr2" draw:text-style-name="P9" draw:layer="layout" svg:x1="14.986cm" svg:y1="12.7cm" svg:x2="11.176cm" svg:y2="10.16cm">
          <text:p/>
        </draw:line>
        <draw:frame presentation:style-name="pr6" draw:text-style-name="P8" draw:layer="layout" svg:width="13.97cm" svg:height="2.54cm" svg:x="13.208cm" svg:y="17.526cm" presentation:class="outline" presentation:user-transformed="true">
          <draw:text-box>
            <text:p text:style-name="P7"><text:span text:style-name="T8">typename R::elemT</text:span></text:p>
            <text:p text:style-name="P7"><text:span text:style-name="T8">bool ::operator==(R::elemT,T)</text:span></text:p>
          </draw:text-box>
        </draw:frame>
        <draw:line draw:style-name="gr2" draw:text-style-name="P9" draw:layer="layout" svg:x1="14.224cm" svg:y1="17.526cm" svg:x2="9.39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бобщенный код: нарушение</text:p>
          </draw:text-box>
        </draw:frame>
        <draw:frame presentation:style-name="pr5" draw:text-style-name="P5" draw:layer="layout" svg:width="16.38cm" svg:height="12.179cm" svg:x="1.4cm" svg:y="4.586cm" presentation:class="outline" presentation:user-transformed="true">
          <draw:text-box>
            <text:p><text:span text:style-name="T6">template&lt;typename R, typename T&gt; bool </text:span></text:p>
            <text:p><text:span text:style-name="T6">in (R const&amp; range, T const&amp; value) </text:span></text:p>
            <text:p><text:span text:style-name="T6">{</text:span></text:p>
            <text:p><text:span text:style-name="T6"><text:s text:c="2"/></text:span><text:span text:style-name="T6">for (auto const&amp; x : range)</text:span></text:p>
            <text:p><text:span text:style-name="T6"><text:s text:c="4"/></text:span><text:span text:style-name="T6">if (x == value)</text:span></text:p>
            <text:p><text:span text:style-name="T6"><text:s text:c="6"/></text:span><text:span text:style-name="T6">return true;</text:span></text:p>
            <text:p><text:span text:style-name="T6"><text:s text:c="2"/></text:span><text:span text:style-name="T6">return false;</text:span></text:p>
            <text:p><text:span text:style-name="T6">}</text:span></text:p>
          </draw:text-box>
        </draw:frame>
        <draw:frame presentation:style-name="pr5" draw:text-style-name="P11" draw:layer="layout" svg:width="23.622cm" svg:height="3.035cm" draw:transform="rotate (-0.00104719755119678) translate (1.778cm 16.51cm)" presentation:class="outline" presentation:user-transformed="true">
          <draw:text-box>
            <text:p text:style-name="P10"><text:span text:style-name="T9">vector&lt;string&gt; v { "0", "1", "2" };</text:span></text:p>
            <text:p text:style-name="P10"><text:span text:style-name="T9">bool is_in = in (v, 0);</text:span></text:p>
          </draw:text-box>
        </draw:frame>
        <draw:frame presentation:style-name="pr6" draw:text-style-name="P8" draw:layer="layout" svg:width="14.986cm" svg:height="1.524cm" svg:x="11.176cm" svg:y="13.462cm" presentation:class="outline" presentation:user-transformed="true">
          <draw:text-box>
            <text:p text:style-name="P7"><text:span text:style-name="T8">bool operator==(string, int)?</text:span></text:p>
          </draw:text-box>
        </draw:frame>
        <draw:line draw:style-name="gr2" draw:text-style-name="P9" draw:layer="layout" svg:x1="9.398cm" svg:y1="17.78cm" svg:x2="11.176cm" svg:y2="14.986cm">
          <text:p/>
        </draw:line>
        <draw:line draw:style-name="gr2" draw:text-style-name="P9" draw:layer="layout" svg:x1="9.906cm" svg:y1="10.922cm" svg:x2="11.176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Кара нарушителю</text:p>
          </draw:text-box>
        </draw:frame>
        <draw:frame presentation:style-name="pr7" draw:text-style-name="P13" draw:layer="layout" svg:width="25.199cm" svg:height="14.123cm" svg:x="1.4cm" svg:y="3.942cm" presentation:class="subtitle" presentation:user-transformed="true">
          <draw:text-box>
            <text:p text:style-name="P12"><text:span text:style-name="T10">...</text:span></text:p>
            <text:p text:style-name="P12"><text:span text:style-name="T10">In file included from /home/tilir/Applications/gcc-5.2/include</text:span></text:p>
            <text:p text:style-name="P12"><text:span text:style-name="T10">/c++/5.2.0/bits/stl_algobase.h:67:0,</text:span></text:p>
            <text:p text:style-name="P12"><text:span text:style-name="T10"><text:s text:c="17"/></text:span><text:span text:style-name="T10">from /home/tilir/Applications/gcc-5.2/include</text:span></text:p>
            <text:p text:style-name="P12"><text:span text:style-name="T10">/c++/5.2.0/vector:60,</text:span></text:p>
            <text:p text:style-name="P12"><text:span text:style-name="T10"><text:s text:c="17"/></text:span><text:span text:style-name="T10">from constr1.cc:1:</text:span></text:p>
            <text:p text:style-name="P12"><text:span text:style-name="T10">/home/tilir/Applications/gcc-5.2/include/c++/5.2.0/bits</text:span></text:p>
            <text:p text:style-name="P12"><text:span text:style-name="T10">/stl_iterator.h:820:5: note: candidate: </text:span></text:p>
            <text:p text:style-name="P12"><text:span text:style-name="T10">template&lt;class _IteratorL, class _IteratorR, class _Container&gt; </text:span></text:p>
            <text:p text:style-name="P12"><text:span text:style-name="T10">bool __gnu_cxx::operator==(const __gnu_cxx::__normal_iterator</text:span></text:p>
            <text:p text:style-name="P12"><text:span text:style-name="T10">&lt;_IteratorL, _Container&gt;&amp;, const __gnu_cxx::__normal_iterator</text:span></text:p>
            <text:p text:style-name="P12"><text:span text:style-name="T10">&lt;_IteratorR, _Container&gt;&amp;)</text:span></text:p>
            <text:p text:style-name="P12"><text:span text:style-name="T10"><text:s text:c="5"/></text:span><text:span text:style-name="T10">operator==(const __normal_iterator</text:span></text:p>
            <text:p text:style-name="P12"><text:span text:style-name="T10">&lt;_IteratorL, _Container&gt;&amp; __lhs,</text:span></text:p>
            <text:p text:style-name="P12"><text:span text:style-name="T10"><text:s text:c="5"/></text:span><text:span text:style-name="T10">^</text:span></text:p>
            <text:p text:style-name="P12"><text:span text:style-name="T10">/home/tilir/Applications/gcc-5.2/include/c++/5.2.0/bits</text:span></text:p>
            <text:p text:style-name="P12"><text:span text:style-name="T10">/stl_iterator.h:820:5: note: <text:s text:c="2"/>template argument deduction</text:span></text:p>
            <text:p text:style-name="P12"><text:span text:style-name="T10">/substitution failed:</text:span></text:p>
            <text:p text:style-name="P12"><text:span text:style-name="T10">constr1.cc:10:11: note: <text:s text:c="2"/>‘const std::__cxx11::basic_string&lt;char&gt;’ </text:span></text:p>
            <text:p text:style-name="P12"><text:span text:style-name="T10">is not derived from ‘const __gnu_cxx::__normal_iterator</text:span></text:p>
            <text:p text:style-name="P12"><text:span text:style-name="T10">&lt;_IteratorL, _Container&gt;’</text:span></text:p>
            <text:p text:style-name="P12"><text:span text:style-name="T10"><text:s text:c="5"/></text:span><text:span text:style-name="T10">if (x == value)</text:span></text:p>
            <text:p text:style-name="P12"><text:span text:style-name="T10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Контроль полиморфизма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5">
              <text:list-item>
                <text:p text:style-name="P14">Отсекает лишние инстанцирования</text:p>
              </text:list-item>
              <text:list-item>
                <text:p text:style-name="P14">Улучшает диагностику ошибок</text:p>
              </text:list-item>
              <text:list-item>
                <text:p text:style-name="P14">Позволяет дополнительно разграничивать семейства полиморфных классов (пример: <text:span text:style-name="T11">complex&lt;int-like&gt;</text:span> vs <text:span text:style-name="T11">complex&lt;double-like&gt;</text:span>)</text:p>
              </text:list-item>
              <text:list-item>
                <text:p text:style-name="P14">Неужели никто никогда до него не додумался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Упрощенный пример</text:p>
          </draw:text-box>
        </draw:frame>
        <draw:frame presentation:style-name="pr8" draw:text-style-name="P15" draw:layer="layout" svg:width="25.199cm" svg:height="7.532cm" svg:x="1.4cm" svg:y="4.914cm" presentation:class="subtitle" presentation:user-transformed="true">
          <draw:text-box>
            <text:p text:style-name="P12"><text:span text:style-name="T11">template &lt;typename T, typename U&gt; bool</text:span></text:p>
            <text:p text:style-name="P12"><text:span text:style-name="T11">check_eq (T &amp;&amp;lhs, U &amp;&amp;rhs) {</text:span></text:p>
            <text:p text:style-name="P12"><text:span text:style-name="T11"><text:s text:c="2"/></text:span><text:span text:style-name="T11">return (</text:span><text:span text:style-name="T12">lhs == rhs</text:span><text:span text:style-name="T11">);</text:span></text:p>
            <text:p text:style-name="P12"><text:span text:style-name="T11">}</text:span></text:p>
          </draw:text-box>
        </draw:frame>
        <draw:frame presentation:style-name="pr9" draw:text-style-name="P15" draw:layer="layout" svg:width="25.199cm" svg:height="5.842cm" svg:x="1.016cm" svg:y="13.208cm">
          <draw:text-box>
            <text:p text:style-name="P12"><text:span text:style-name="T13">Неявный контракт из одного пункта</text:span></text:p>
            <text:p text:style-name="P12"><text:span text:style-name="T11">operator== (T, U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Упростилась и ошибка</text:p>
          </draw:text-box>
        </draw:frame>
        <draw:frame presentation:style-name="pr7" draw:text-style-name="P16" draw:layer="layout" svg:width="25.199cm" svg:height="12.179cm" svg:x="1.4cm" svg:y="4.909cm" presentation:class="subtitle" presentation:user-transformed="true">
          <draw:text-box>
            <text:p text:style-name="P12"><text:span text:style-name="T14">eqcomp00.cc: In instantiation of ‘bool check(T&amp;&amp;, U&amp;&amp;) [with T = int; U = noeq]’:</text:span></text:p>
            <text:p text:style-name="P12"><text:span text:style-name="T14">eqcomp00.cc:26:27: <text:s text:c="2"/>required from here</text:span></text:p>
            <text:p text:style-name="P12"><text:span text:style-name="T14">eqcomp00.cc:16:15: error: no match for ‘operator==’ (operand types are ‘int’ and ‘noeq’)</text:span></text:p>
            <text:p text:style-name="P12"><text:span text:style-name="T14"><text:s text:c="3"/></text:span><text:span text:style-name="T14">return (lhs == rhs);</text:span></text:p>
            <text:p text:style-name="P12"><text:span text:style-name="T14"><text:s text:c="10"/></text:span><text:span text:style-name="T14">~~~~~^~~~~~~</text:span></text:p>
            <text:p text:style-name="P12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Проверка на существование (==)</text:p>
          </draw:text-box>
        </draw:frame>
        <draw:frame presentation:style-name="pr10" draw:text-style-name="P18" draw:layer="layout" svg:width="25.199cm" svg:height="14.39cm" svg:x="1.4cm" svg:y="4.914cm" presentation:class="subtitle" presentation:user-transformed="true">
          <draw:text-box>
            <text:p text:style-name="P12"><text:span text:style-name="T15">template &lt;typename T, typename U, typename = void&gt;</text:span></text:p>
            <text:p text:style-name="P12"><text:span text:style-name="T15">struct is_equality_comparable : std::false_type {};</text:span></text:p>
            <text:p text:style-name="P12"><text:span text:style-name="T15"/></text:p>
            <text:p text:style-name="P12"><text:span text:style-name="T16">// I feel really C++ here</text:span></text:p>
            <text:p text:style-name="P12"><text:span text:style-name="T15">template &lt;typename T, typename U&gt;</text:span></text:p>
            <text:p text:style-name="P12"><text:span text:style-name="T15">struct is_equality_comparable &lt;T, U,</text:span></text:p>
            <text:p text:style-name="P12"><text:span text:style-name="T15"><text:s text:c="4"/></text:span><text:span text:style-name="T15">decltype ((void)</text:span></text:p>
            <text:p text:style-name="P12"><text:span text:style-name="T15"><text:s text:c="6"/></text:span><text:span text:style-name="T15">(std::declval&lt;T&amp;&gt;() == std::declval&lt;U&amp;&gt;()))</text:span></text:p>
            <text:p text:style-name="P12"><text:span text:style-name="T15"><text:s text:c="2"/></text:span><text:span text:style-name="T15">&gt; : std::true_type {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Первая попытка: static assert</text:span></text:p>
          </draw:text-box>
        </draw:frame>
        <draw:frame presentation:style-name="pr8" draw:text-style-name="P20" draw:layer="layout" svg:width="25.199cm" svg:height="10.585cm" svg:x="1.524cm" svg:y="5.08cm" presentation:class="subtitle" presentation:user-transformed="true">
          <draw:text-box>
            <text:p text:style-name="P12"><text:span text:style-name="T18">template &lt;typename T, typename U&gt; bool</text:span></text:p>
            <text:p text:style-name="P12"><text:span text:style-name="T18">check_eq (T &amp;&amp;lhs, U &amp;&amp;rhs) {</text:span></text:p>
            <text:p text:style-name="P12"><text:span text:style-name="T18"><text:s text:c="2"/></text:span><text:span text:style-name="T18">static_assert (</text:span></text:p>
            <text:p text:style-name="P12"><text:span text:style-name="T18"><text:s text:c="6"/></text:span><text:span text:style-name="T18">is_equality_comparable&lt;T, U&gt;::value, </text:span></text:p>
            <text:p text:style-name="P12"><text:span text:style-name="T18"><text:s text:c="6"/></text:span><text:span text:style-name="T18">"Comparable types required");</text:span></text:p>
            <text:p text:style-name="P12"><text:span text:style-name="T18"><text:s text:c="2"/></text:span><text:span text:style-name="T18">return (lhs == rhs);</text:span></text:p>
            <text:p text:style-name="P12"><text:span text:style-name="T18">}</text:span></text:p>
          </draw:text-box>
        </draw:frame>
        <draw:frame presentation:style-name="pr11" draw:text-style-name="P21" draw:layer="layout" svg:width="25.199cm" svg:height="4.826cm" svg:x="1.016cm" svg:y="15.24cm">
          <draw:text-box>
            <text:p text:style-name="P9"><text:span text:style-name="T19">Стало ли лучше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Увы, стало <text:span text:style-name="T20">хуже</text:span></text:p>
          </draw:text-box>
        </draw:frame>
        <draw:frame presentation:style-name="pr7" draw:text-style-name="P16" draw:layer="layout" svg:width="25.199cm" svg:height="13.573cm" svg:x="1.27cm" svg:y="4.969cm" presentation:class="subtitle" presentation:user-transformed="true">
          <draw:text-box>
            <text:p text:style-name="P12"><text:span text:style-name="T14">eqcomp00.cc: In instantiation of ‘bool check(T&amp;&amp;, U&amp;&amp;) [with T = int; U = noeq]’:</text:span></text:p>
            <text:p text:style-name="P12"><text:span text:style-name="T14">eqcomp00.cc:26:27: <text:s text:c="2"/>required from here</text:span></text:p>
            <text:p text:style-name="P12"><text:span text:style-name="T14">eqcomp00.cc:14:3: error: static assertion failed: Comparable types required</text:span></text:p>
            <text:p text:style-name="P12"><text:span text:style-name="T14"><text:s text:c="3"/></text:span><text:span text:style-name="T14">static_assert (is_equality_comparable&lt;T, U&gt;::value,</text:span></text:p>
            <text:p text:style-name="P12"><text:span text:style-name="T14"><text:s text:c="3"/></text:span><text:span text:style-name="T14">^~~~~~~~~~~~~</text:span></text:p>
            <text:p text:style-name="P12"><text:span text:style-name="T14">eqcomp00.cc:16:15: error: no match for ‘operator==’ (operand types are ‘int’ and ‘noeq’)</text:span></text:p>
            <text:p text:style-name="P12"><text:span text:style-name="T14"><text:s text:c="3"/></text:span><text:span text:style-name="T14">return (lhs == rhs);</text:span></text:p>
            <text:p text:style-name="P12"><text:span text:style-name="T14"><text:s text:c="10"/></text:span><text:span text:style-name="T14">~~~~~^~~~~~~</text:span></text:p>
            <text:p text:style-name="P12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Вторая попытка: enable if</text:span></text:p>
          </draw:text-box>
        </draw:frame>
        <draw:frame presentation:style-name="pr12" draw:text-style-name="P23" draw:layer="layout" svg:width="25.199cm" svg:height="14.732cm" svg:x="1.524cm" svg:y="5.08cm" presentation:class="subtitle" presentation:user-transformed="true">
          <draw:text-box>
            <text:p text:style-name="P22"><text:span text:style-name="T18">template &lt;typename T, typename U,</text:span></text:p>
            <text:p text:style-name="P22"><text:span text:style-name="T18"><text:s text:c="4"/></text:span><text:span text:style-name="T18">typename = std::enable_if_t &lt;</text:span></text:p>
            <text:p text:style-name="P22"><text:span text:style-name="T18"><text:s text:c="5"/></text:span><text:span text:style-name="T18">is_equality_comparable&lt;T, U&gt;::value&gt;</text:span></text:p>
            <text:p text:style-name="P22"><text:span text:style-name="T18"><text:s text:c="2"/></text:span><text:span text:style-name="T18">&gt;</text:span></text:p>
            <text:p text:style-name="P22"><text:span text:style-name="T18">check_eq (T &amp;&amp;lhs, U &amp;&amp;rhs) {</text:span></text:p>
            <text:p text:style-name="P22"><text:span text:style-name="T18"><text:s text:c="2"/></text:span><text:span text:style-name="T18">return (lhs == rhs);</text:span></text:p>
            <text:p text:style-name="P22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еперь стало лучше</text:p>
          </draw:text-box>
        </draw:frame>
        <draw:frame presentation:style-name="pr7" draw:text-style-name="P16" draw:layer="layout" svg:width="25.199cm" svg:height="12.179cm" svg:x="1.4cm" svg:y="4.908cm" presentation:class="subtitle" presentation:user-transformed="true">
          <draw:text-box>
            <text:p text:style-name="P12"><text:span text:style-name="T14">eqcomp01.cc:27:20: error: </text:span></text:p>
            <text:p text:style-name="P12"><text:span text:style-name="T21"><text:s text:c="2"/></text:span><text:span text:style-name="T21">no matching function for call to ‘check(int, noeq)’</text:span></text:p>
            <text:p text:style-name="P12"><text:span text:style-name="T14"><text:s text:c="3"/></text:span><text:span text:style-name="T14">check (1, noeq(1));</text:span></text:p>
            <text:p text:style-name="P12"><text:span text:style-name="T14"/></text:p>
            <text:p text:style-name="P12"><text:span text:style-name="T14">eqcomp01.cc:18:6: note: candidate: </text:span></text:p>
            <text:p text:style-name="P12"><text:span text:style-name="T14"><text:s text:c="2"/></text:span><text:span text:style-name="T14">template&lt;class T, class U, class&gt; bool check(T&amp;&amp;, U&amp;&amp;)</text:span></text:p>
            <text:p text:style-name="P12"><text:span text:style-name="T14"><text:s text:c="2"/></text:span><text:span text:style-name="T14">bool check (T &amp;&amp;lhs, U &amp;&amp;rhs);</text:span></text:p>
            <text:p text:style-name="P12"><text:span text:style-name="T14"><text:s text:c="7"/></text:span><text:span text:style-name="T14">^</text:span></text:p>
            <text:p text:style-name="P12"><text:span text:style-name="T14">eqcomp01.cc:18:6: note: <text:s text:c="2"/></text:span></text:p>
            <text:p text:style-name="P12"><text:span text:style-name="T14"><text:s text:c="2"/></text:span><text:span text:style-name="T14">template argument deduction/substitution fail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12cm" presentation:class="title" presentation:user-transformed="true">
          <draw:text-box>
            <text:p>Проблемы с enable if</text:p>
          </draw:text-box>
        </draw:frame>
        <draw:frame presentation:style-name="pr5" draw:text-style-name="P24" draw:layer="layout" svg:width="25.199cm" svg:height="12.179cm" svg:x="1.4cm" svg:y="5.601cm" presentation:class="outline" presentation:user-transformed="true">
          <draw:text-box>
            <text:list text:style-name="L5">
              <text:list-item>
                <text:p text:style-name="P24">Усложненный синтаксис (тяжело читать и поддерживать такой код)</text:p>
              </text:list-item>
              <text:list-item>
                <text:p text:style-name="P24">Введение дополнительного шаблонного аргумента (или сложное изменение существующего)</text:p>
              </text:list-item>
              <text:list-item>
                <text:p text:style-name="P24">Все ещё не слишком очевидная диагности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13" draw:text-style-name="P3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2"><text:span text:style-name="T4">Контроль полиморфизма</text:span></text:p>
              </text:list-item>
            </text:list>
            <text:list text:style-name="L2">
              <text:list-item>
                <text:p text:style-name="P2"><text:span text:style-name="T3">Простые ограничения</text:span></text:p>
              </text:list-item>
            </text:list>
            <text:list text:style-name="L3">
              <text:list-item>
                <text:p text:style-name="P2"><text:span text:style-name="T4">Сложные ограничения</text:span></text:p>
              </text:list-item>
              <text:list-item>
                <text:p text:style-name="P2"><text:span text:style-name="T4">Простые концепты</text:span></text:p>
              </text:list-item>
              <text:list-item>
                <text:p text:style-name="P2"><text:span text:style-name="T4">Вариабельные концепты</text:span></text:p>
              </text:list-item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Requires: явные требования</text:span></text:p>
          </draw:text-box>
        </draw:frame>
        <draw:frame presentation:style-name="pr14" draw:text-style-name="P23" draw:layer="layout" svg:width="25.908cm" svg:height="12.446cm" svg:x="1.016cm" svg:y="5.842cm" presentation:class="subtitle" presentation:user-transformed="true">
          <draw:text-box>
            <text:p text:style-name="P22"><text:span text:style-name="T18">template &lt;typename T, typename U&gt; bool</text:span></text:p>
            <text:p text:style-name="P22"><text:span text:style-name="T22">requires </text:span></text:p>
            <text:p text:style-name="P22"><text:span text:style-name="T22">is_equality_comparable&lt;T, U&gt;::value</text:span></text:p>
            <text:p text:style-name="P22"><text:span text:style-name="T18">check_eq (T &amp;&amp;lhs, U &amp;&amp;rhs) {</text:span></text:p>
            <text:p text:style-name="P22"><text:span text:style-name="T18"><text:s text:c="2"/></text:span><text:span text:style-name="T18">return (lhs == rhs);</text:span></text:p>
            <text:p text:style-name="P22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еперь стало ещё лучше</text:p>
          </draw:text-box>
        </draw:frame>
        <draw:frame presentation:style-name="pr15" draw:text-style-name="P16" draw:layer="layout" svg:width="25.199cm" svg:height="13.573cm" svg:x="1.4cm" svg:y="4.518cm" presentation:class="subtitle" presentation:user-transformed="true">
          <draw:text-box>
            <text:p text:style-name="P12"><text:span text:style-name="T14"/></text:p>
            <text:p text:style-name="P12"><text:span text:style-name="T14">eqcomp01s.cc: In function ‘int main()’:</text:span></text:p>
            <text:p text:style-name="P12"><text:span text:style-name="T14">eqcomp01s.cc:27:20: error: cannot call function </text:span></text:p>
            <text:p text:style-name="P12"><text:span text:style-name="T14"><text:s text:c="2"/>‘</text:span><text:span text:style-name="T14">bool check(T&amp;&amp;, U&amp;&amp;) [with T = int; U = noeq]’</text:span></text:p>
            <text:p text:style-name="P12"><text:span text:style-name="T14"><text:s text:c="3"/></text:span><text:span text:style-name="T14">check (1, noeq(1));</text:span></text:p>
            <text:p text:style-name="P12"><text:span text:style-name="T14"><text:s text:c="20"/></text:span><text:span text:style-name="T14">^</text:span></text:p>
            <text:p text:style-name="P12"><text:span text:style-name="T14">eqcomp01s.cc:18:6: note: <text:s text:c="2"/></text:span><text:span text:style-name="T21">constraints not satisfied</text:span></text:p>
            <text:p text:style-name="P12"><text:span text:style-name="T14"><text:s/></text:span><text:span text:style-name="T14">bool check (T &amp;&amp;lhs, U &amp;&amp;rhs);</text:span></text:p>
            <text:p text:style-name="P12"><text:span text:style-name="T14"><text:s text:c="6"/></text:span><text:span text:style-name="T14">^~~~~</text:span></text:p>
            <text:p text:style-name="P12"><text:span text:style-name="T14">eqcomp01s.cc:18:6: note: <text:s text:c="2"/></text:span></text:p>
            <text:p text:style-name="P12"><text:span text:style-name="T14"><text:s text:c="3"/>‘</text:span><text:span text:style-name="T21">is_equality_comparable&lt;T, U&gt;::value</text:span><text:span text:style-name="T14">’ </text:span></text:p>
            <text:p text:style-name="P12"><text:span text:style-name="T14"><text:s text:c="3"/></text:span><text:span text:style-name="T21">evaluated to 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Пример: перегрузка конструкторов</text:span></text:p>
          </draw:text-box>
        </draw:frame>
        <draw:frame presentation:style-name="pr12" draw:text-style-name="P26" draw:layer="layout" svg:width="25.199cm" svg:height="15.496cm" svg:x="1.524cm" svg:y="4.603cm" presentation:class="subtitle" presentation:user-transformed="true">
          <draw:text-box>
            <text:p text:style-name="P25"><text:span text:style-name="T23">struct Foo {</text:span></text:p>
            <text:p text:style-name="P25"><text:span text:style-name="T23"><text:s text:c="2"/></text:span><text:span text:style-name="T23">enum {int_like, float_like} type_;</text:span></text:p>
            <text:p text:style-name="P25"><text:span text:style-name="T24"><text:s text:c="2"/></text:span><text:span text:style-name="T24">template &lt;typename Int, </text:span></text:p>
            <text:p text:style-name="P25"><text:span text:style-name="T24"><text:s text:c="12"/></text:span><text:span text:style-name="T24">typename = std::enable_if_t&lt;</text:span></text:p>
            <text:p text:style-name="P25"><text:span text:style-name="T24"><text:s text:c="14"/></text:span><text:span text:style-name="T25">std::is_integral&lt;Int&gt;::value&gt;</text:span><text:span text:style-name="T24"> &gt;</text:span></text:p>
            <text:p text:style-name="P25"><text:span text:style-name="T24"><text:s text:c="2"/></text:span><text:span text:style-name="T24">Foo (Int x) : type_(int_like) { </text:span></text:p>
            <text:p text:style-name="P25"><text:span text:style-name="T24"><text:s text:c="4"/></text:span><text:span text:style-name="T24">std::cout &lt;&lt; "int like: " &lt;&lt; x &lt;&lt; std::endl; </text:span></text:p>
            <text:p text:style-name="P25"><text:span text:style-name="T24"><text:s text:c="2"/></text:span><text:span text:style-name="T24">}</text:span></text:p>
            <text:p text:style-name="P25"><text:span text:style-name="T23"><text:s text:c="2"/></text:span><text:span text:style-name="T23">template &lt;typename Float, </text:span></text:p>
            <text:p text:style-name="P25"><text:span text:style-name="T23"><text:s text:c="12"/></text:span><text:span text:style-name="T23">typename = std::enable_if_t&lt;</text:span></text:p>
            <text:p text:style-name="P25"><text:span text:style-name="T23"><text:s text:c="14"/></text:span><text:span text:style-name="T25">std::is_floating_point&lt;Float&gt;::value&gt;</text:span><text:span text:style-name="T23"> &gt;</text:span></text:p>
            <text:p text:style-name="P25"><text:span text:style-name="T23"><text:s text:c="2"/></text:span><text:span text:style-name="T23">Foo (Float x) : type_(float_like) <text:s/>{ </text:span></text:p>
            <text:p text:style-name="P25"><text:span text:style-name="T23"><text:s text:c="4"/></text:span><text:span text:style-name="T23">std::cout &lt;&lt; "float like: " &lt;&lt; x &lt;&lt; std::endl; </text:span></text:p>
            <text:p text:style-name="P25"><text:span text:style-name="T23"><text:s text:c="2"/></text:span><text:span text:style-name="T23">}</text:span></text:p>
            <text:p text:style-name="P25"><text:span text:style-name="T2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Проблемы: такой код не работает</text:p>
          </draw:text-box>
        </draw:frame>
        <draw:frame presentation:style-name="pr15" draw:text-style-name="P16" draw:layer="layout" svg:width="25.199cm" svg:height="14.704cm" svg:x="1.4cm" svg:y="5.362cm" presentation:class="subtitle" presentation:user-transformed="true">
          <draw:text-box>
            <text:p text:style-name="P12"><text:span text:style-name="T14">int main () {</text:span></text:p>
            <text:p text:style-name="P12"><text:span text:style-name="T14"><text:s text:c="2"/></text:span><text:span text:style-name="T14">Foo (1);</text:span></text:p>
            <text:p text:style-name="P12"><text:span text:style-name="T14"><text:s text:c="2"/></text:span><text:span text:style-name="T14">Foo (5.0);</text:span></text:p>
            <text:p text:style-name="P12"><text:span text:style-name="T14"><text:s text:c="2"/></text:span><text:span text:style-name="T14">return 0;</text:span></text:p>
            <text:p text:style-name="P12"><text:span text:style-name="T14">}</text:span></text:p>
            <text:p text:style-name="P12"><text:span text:style-name="T14">---------------------------------------------------------</text:span></text:p>
            <text:p text:style-name="P12"><text:span text:style-name="T21">ctorex01.cc:13:3: error: </text:span></text:p>
            <text:p text:style-name="P12"><text:span text:style-name="T21"><text:s text:c="2"/>‘</text:span><text:span text:style-name="T21">template&lt;class Float, class&gt; Foo::Foo(Float)’ </text:span></text:p>
            <text:p text:style-name="P12"><text:span text:style-name="T21"><text:s text:c="3"/></text:span><text:span text:style-name="T21">Foo (Float x) : type_(float_like) <text:s text:c="4"/></text:span></text:p>
            <text:p text:style-name="P12"><text:span text:style-name="T21"><text:s text:c="3"/></text:span><text:span text:style-name="T21">^~~</text:span></text:p>
            <text:p text:style-name="P12"><text:span text:style-name="T21">ctorex01.cc:9:3: error: with </text:span></text:p>
            <text:p text:style-name="P12"><text:span text:style-name="T21"><text:s text:c="2"/>‘</text:span><text:span text:style-name="T21">template&lt;class Int, class&gt; Foo::Foo(Int)’</text:span></text:p>
            <text:p text:style-name="P12"><text:span text:style-name="T21"><text:s text:c="3"/></text:span><text:span text:style-name="T21">Foo (Int x) : type_(int_lik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Перегрузка конструкторов - 2</text:span></text:p>
          </draw:text-box>
        </draw:frame>
        <draw:frame presentation:style-name="pr12" draw:text-style-name="P27" draw:layer="layout" svg:width="25.199cm" svg:height="14.732cm" svg:x="1.524cm" svg:y="4.985cm" presentation:class="subtitle" presentation:user-transformed="true">
          <draw:text-box>
            <text:p text:style-name="P25"><text:span text:style-name="T21">template &lt;int&gt; struct dummy { dummy(int) {} };</text:span></text:p>
            <text:p text:style-name="P25"><text:span text:style-name="T14"/></text:p>
            <text:p text:style-name="P25"><text:span text:style-name="T14">struct Foo {</text:span></text:p>
            <text:p text:style-name="P25"><text:span text:style-name="T14">// .....</text:span></text:p>
            <text:p text:style-name="P25"><text:span text:style-name="T14"><text:s text:c="2"/></text:span><text:span text:style-name="T14">template &lt;typename Int, typename = std::enable_if_t&lt;</text:span></text:p>
            <text:p text:style-name="P25"><text:span text:style-name="T14"><text:s text:c="14"/></text:span><text:span text:style-name="T14">std::is_integral&lt;Int&gt;::value&gt; &gt;</text:span></text:p>
            <text:p text:style-name="P25"><text:span text:style-name="T14"><text:s text:c="2"/></text:span><text:span text:style-name="T14">Foo (Int x, </text:span><text:span text:style-name="T21">dummy&lt;0&gt; = 0</text:span><text:span text:style-name="T14">);</text:span></text:p>
            <text:p text:style-name="P25"><text:span text:style-name="T14">// .....</text:span></text:p>
            <text:p text:style-name="P25"><text:span text:style-name="T14"><text:s text:c="2"/></text:span><text:span text:style-name="T14">template &lt;typename Float, typename = std::enable_if_t&lt;</text:span></text:p>
            <text:p text:style-name="P25"><text:span text:style-name="T14"><text:s text:c="14"/></text:span><text:span text:style-name="T14">std::is_floating_point&lt;Float&gt;::value&gt; &gt;</text:span></text:p>
            <text:p text:style-name="P25"><text:span text:style-name="T14"><text:s text:c="2"/></text:span><text:span text:style-name="T14">Foo (Float x, </text:span><text:span text:style-name="T21">dummy&lt;1&gt; = 0</text:span><text:span text:style-name="T14">);</text:span></text:p>
            <text:p text:style-name="P25"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Перегрузка конструкторов - 3</text:span></text:p>
          </draw:text-box>
        </draw:frame>
        <draw:frame presentation:style-name="pr12" draw:text-style-name="P28" draw:layer="layout" svg:width="25.654cm" svg:height="14.732cm" svg:x="1.524cm" svg:y="4.985cm" presentation:class="subtitle" presentation:user-transformed="true">
          <draw:text-box>
            <text:p text:style-name="P25"><text:span text:style-name="T26">struct Foo {</text:span></text:p>
            <text:p text:style-name="P25"><text:span text:style-name="T26"><text:s text:c="2"/></text:span><text:span text:style-name="T26">enum {int_like, float_like} type_;</text:span></text:p>
            <text:p text:style-name="P25"><text:span text:style-name="T26"/></text:p>
            <text:p text:style-name="P25"><text:span text:style-name="T26"><text:s text:c="2"/></text:span><text:span text:style-name="T26">template &lt;typename Int&gt;</text:span></text:p>
            <text:p text:style-name="P25"><text:span text:style-name="T26"><text:s text:c="2"/></text:span><text:span text:style-name="T26">requires </text:span><text:span text:style-name="T27">std::is_integral&lt;Int&gt;::value</text:span></text:p>
            <text:p text:style-name="P25"><text:span text:style-name="T26"><text:s text:c="2"/></text:span><text:span text:style-name="T26">Foo (Int x);</text:span></text:p>
            <text:p text:style-name="P25"><text:span text:style-name="T26"/></text:p>
            <text:p text:style-name="P25"><text:span text:style-name="T26"><text:s text:c="2"/></text:span><text:span text:style-name="T26">template &lt;typename Float&gt;</text:span></text:p>
            <text:p text:style-name="P25"><text:span text:style-name="T26"><text:s text:c="2"/></text:span><text:span text:style-name="T26">requires </text:span><text:span text:style-name="T27">std::is_floating_point&lt;Float&gt;::value</text:span></text:p>
            <text:p text:style-name="P25"><text:span text:style-name="T26"><text:s text:c="2"/></text:span><text:span text:style-name="T26">Foo (Float x);</text:span></text:p>
            <text:p text:style-name="P25"><text:span text:style-name="T2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Чуть больше о простых ограничениях</text:p>
          </draw:text-box>
        </draw:frame>
        <draw:frame presentation:style-name="pr14" draw:text-style-name="P29" draw:layer="layout" svg:width="25.4cm" svg:height="12.548cm" svg:x="1.016cm" svg:y="5.79cm">
          <draw:text-box>
            <text:p text:style-name="P22"><text:span text:style-name="T28">Позволяют проверять всё, что можно вычислить на этапе компиляции, включая:</text:span></text:p>
            <text:list text:style-name="L3">
              <text:list-item>
                <text:p text:style-name="P22"><text:span text:style-name="T14">Вызовы</text:span><text:span text:style-name="T29"> constexpr </text:span><text:span text:style-name="T14">функций</text:span><text:span text:style-name="T29"><text:line-break/></text:span><text:span text:style-name="T29">template &lt;typename T, typename U&gt;</text:span><text:span text:style-name="T29"><text:line-break/></text:span><text:span text:style-name="T29">requires (somepred&lt;T&gt;() == 14) ||</text:span><text:span text:style-name="T29"><text:line-break/></text:span><text:span text:style-name="T29"> <text:s text:c="8"/>(somepred&lt;U&gt;() == 42)</text:span><text:span text:style-name="T29"><text:line-break/></text:span><text:span text:style-name="T29">bool check (T &amp;&amp;lhs, U &amp;&amp;rhs);</text:span></text:p>
              </text:list-item>
              <text:list-item>
                <text:p text:style-name="P22"><text:span text:style-name="T14">Вычисления</text:span><text:span text:style-name="T29"> sizeof</text:span><text:span text:style-name="T29"><text:line-break/></text:span><text:span text:style-name="T29">void f () requires sizeof(int) ==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достатки простых ограничений</text:p>
          </draw:text-box>
        </draw:frame>
        <draw:frame presentation:style-name="pr5" draw:text-style-name="P30" draw:layer="layout" svg:width="25.199cm" svg:height="12.179cm" svg:x="1.4cm" svg:y="5.347cm" presentation:class="outline" presentation:user-transformed="true">
          <draw:text-box>
            <text:list text:style-name="L5">
              <text:list-item>
                <text:p text:style-name="P30">Требуют сложного кода для вычислений времени компиляции (см. определение <text:span text:style-name="T18">is_equality_comparable</text:span><text:span text:style-name="T30">)</text:span></text:p>
              </text:list-item>
              <text:list-item>
                <text:p text:style-name="P30"><text:span text:style-name="T30">Шаблонные ограничения в свою очередь могут содержать неявные контракты</text:span></text:p>
              </text:list-item>
              <text:list-item>
                <text:p text:style-name="P30">Сложно проверять корректность выведенных типов для выраж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16" draw:text-style-name="P3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</text:list>
            <text:list text:style-name="L2">
              <text:list-item>
                <text:p text:style-name="P2"><text:span text:style-name="T3">Сложные ограничения</text:span></text:p>
              </text:list-item>
            </text:list>
            <text:list text:style-name="L3">
              <text:list-item>
                <text:p text:style-name="P2"><text:span text:style-name="T4">Простые концепты</text:span></text:p>
              </text:list-item>
              <text:list-item>
                <text:p text:style-name="P2"><text:span text:style-name="T4">Вариабельные концепты</text:span></text:p>
              </text:list-item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звращение к check_eq</text:p>
          </draw:text-box>
        </draw:frame>
        <draw:frame presentation:style-name="pr14" draw:text-style-name="P23" draw:layer="layout" svg:width="25.4cm" svg:height="12.446cm" svg:x="1.016cm" svg:y="5.842cm">
          <draw:text-box>
            <text:p text:style-name="P22"><text:span text:style-name="T18">template &lt;typename T, typename U&gt; bool</text:span></text:p>
            <text:p text:style-name="P22"><text:span text:style-name="T31">requires</text:span><text:span text:style-name="T18"> </text:span></text:p>
            <text:p text:style-name="P22"><text:span text:style-name="T22">is_equality_comparable&lt;T, U&gt;::value</text:span></text:p>
            <text:p text:style-name="P22"><text:span text:style-name="T18">check_eq (T &amp;&amp;lhs, U &amp;&amp;rhs) {</text:span></text:p>
            <text:p text:style-name="P22"><text:span text:style-name="T18"><text:s text:c="2"/></text:span><text:span text:style-name="T18">return (lhs == rhs);</text:span></text:p>
            <text:p text:style-name="P22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ограничения</text:p>
          </draw:text-box>
        </draw:frame>
        <draw:frame presentation:style-name="pr14" draw:text-style-name="P23" draw:layer="layout" svg:width="25.4cm" svg:height="12.446cm" svg:x="1.016cm" svg:y="5.842cm">
          <draw:text-box>
            <text:p text:style-name="P22"><text:span text:style-name="T18">template &lt;typename T, typename U&gt; bool</text:span></text:p>
            <text:p text:style-name="P22"><text:span text:style-name="T31">requires</text:span><text:span text:style-name="T18"> </text:span></text:p>
            <text:p text:style-name="P22"><text:span text:style-name="T22">requires(T t, U u) { t == u; }</text:span></text:p>
            <text:p text:style-name="P22"><text:span text:style-name="T18">check_eq (T &amp;&amp;lhs, U &amp;&amp;rhs) {</text:span></text:p>
            <text:p text:style-name="P22"><text:span text:style-name="T18"><text:s text:c="2"/></text:span><text:span text:style-name="T18">return (lhs == rhs);</text:span></text:p>
            <text:p text:style-name="P22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ограничения</text:p>
          </draw:text-box>
        </draw:frame>
        <draw:frame presentation:style-name="pr14" draw:text-style-name="P23" draw:layer="layout" svg:width="25.4cm" svg:height="12.446cm" svg:x="1.016cm" svg:y="5.842cm">
          <draw:text-box>
            <text:p text:style-name="P22"><text:span text:style-name="T18">template &lt;typename T, typename U&gt; bool</text:span></text:p>
            <text:p text:style-name="P22"><text:span text:style-name="T31">requires</text:span><text:span text:style-name="T18"> </text:span></text:p>
            <text:p text:style-name="P22"><text:span text:style-name="T22">requires(T t, U u) { t == u; }</text:span></text:p>
            <text:p text:style-name="P22"><text:span text:style-name="T18">check_eq (T &amp;&amp;lhs, U &amp;&amp;rhs) {</text:span></text:p>
            <text:p text:style-name="P22"><text:span text:style-name="T18"><text:s text:c="2"/></text:span><text:span text:style-name="T18">return (lhs == rhs);</text:span></text:p>
            <text:p text:style-name="P22"><text:span text:style-name="T18">}</text:span></text:p>
          </draw:text-box>
        </draw:frame>
        <draw:line draw:style-name="gr2" draw:text-style-name="P9" draw:layer="layout" svg:x1="14.478cm" svg:y1="18.034cm" svg:x2="4.318cm" svg:y2="11.43cm">
          <text:p/>
        </draw:line>
        <draw:line draw:style-name="gr2" draw:text-style-name="P9" draw:layer="layout" svg:x1="12.954cm" svg:y1="5.842cm" svg:x2="5.588cm" svg:y2="8.636cm">
          <text:p/>
        </draw:line>
        <draw:frame draw:style-name="gr3" draw:text-style-name="P31" draw:layer="layout" svg:width="8.382cm" svg:height="1.517cm" svg:x="10.16cm" svg:y="4.325cm">
          <draw:text-box>
            <text:p><text:span text:style-name="T32">requires clause</text:span></text:p>
          </draw:text-box>
        </draw:frame>
        <draw:frame draw:style-name="gr3" draw:text-style-name="P31" draw:layer="layout" svg:width="10.414cm" svg:height="1.517cm" svg:x="9.652cm" svg:y="18.034cm">
          <draw:text-box>
            <text:p><text:span text:style-name="T32">requires exp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Различия между простыми и сложными ограничениями</text:p>
          </draw:text-box>
        </draw:frame>
        <draw:frame presentation:style-name="pr17" draw:text-style-name="P16" draw:layer="layout" svg:width="13.261cm" svg:height="15.513cm" svg:x="1.217cm" svg:y="4.299cm" presentation:class="subtitle" presentation:user-transformed="true">
          <draw:text-box>
            <text:p text:style-name="P12"><text:span text:style-name="T14">template &lt;typename T&gt;</text:span></text:p>
            <text:p text:style-name="P12"><text:span text:style-name="T14">constexpr int somepred() {</text:span></text:p>
            <text:p text:style-name="P12"><text:span text:style-name="T14"><text:s text:c="2"/></text:span><text:span text:style-name="T14">return 14;</text:span></text:p>
            <text:p text:style-name="P12"><text:span text:style-name="T14">}</text:span></text:p>
            <text:p text:style-name="P12"><text:span text:style-name="T14">template &lt;typename T&gt;</text:span></text:p>
            <text:p text:style-name="P12"><text:span text:style-name="T14">requires somepred&lt;T&gt;() == 42</text:span></text:p>
            <text:p text:style-name="P12"><text:span text:style-name="T14">bool foo (T&amp;&amp; lhs, U&amp;&amp; rhs);</text:span></text:p>
            <text:p text:style-name="P12"><text:span text:style-name="T14"/></text:p>
            <text:p text:style-name="P12"><text:span text:style-name="T14">template &lt;typename T&gt;</text:span></text:p>
            <text:p text:style-name="P12"><text:span text:style-name="T14">requires requires (T t) { </text:span></text:p>
            <text:p text:style-name="P12"><text:span text:style-name="T14"><text:s text:c="2"/></text:span><text:span text:style-name="T14">somepred&lt;T&gt;() == 42;</text:span></text:p>
            <text:p text:style-name="P12"><text:span text:style-name="T14">}</text:span></text:p>
            <text:p text:style-name="P12"><text:span text:style-name="T14">bool bar (T&amp;&amp; lhs, U&amp;&amp; rh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Различия между простыми и сложными ограничениями</text:p>
          </draw:text-box>
        </draw:frame>
        <draw:frame presentation:style-name="pr17" draw:text-style-name="P16" draw:layer="layout" svg:width="13.261cm" svg:height="15.513cm" svg:x="1.217cm" svg:y="4.299cm" presentation:class="subtitle" presentation:user-transformed="true">
          <draw:text-box>
            <text:p text:style-name="P12"><text:span text:style-name="T14">template &lt;typename T&gt;</text:span></text:p>
            <text:p text:style-name="P12"><text:span text:style-name="T14">constexpr int somepred() {</text:span></text:p>
            <text:p text:style-name="P12"><text:span text:style-name="T14"><text:s text:c="2"/></text:span><text:span text:style-name="T14">return 14;</text:span></text:p>
            <text:p text:style-name="P12"><text:span text:style-name="T14">}</text:span></text:p>
            <text:p text:style-name="P12"><text:span text:style-name="T14">template &lt;typename T&gt;</text:span></text:p>
            <text:p text:style-name="P12"><text:span text:style-name="T14">requires somepred&lt;T&gt;() == 42</text:span></text:p>
            <text:p text:style-name="P12"><text:span text:style-name="T14">bool foo (T&amp;&amp; lhs, U&amp;&amp; rhs);</text:span></text:p>
            <text:p text:style-name="P12"><text:span text:style-name="T14"/></text:p>
            <text:p text:style-name="P12"><text:span text:style-name="T14">template &lt;typename T&gt;</text:span></text:p>
            <text:p text:style-name="P12"><text:span text:style-name="T14">requires requires (T t) { </text:span></text:p>
            <text:p text:style-name="P12"><text:span text:style-name="T14"><text:s text:c="2"/></text:span><text:span text:style-name="T14">somepred&lt;T&gt;() == 42;</text:span></text:p>
            <text:p text:style-name="P12"><text:span text:style-name="T14">}</text:span></text:p>
            <text:p text:style-name="P12"><text:span text:style-name="T14">bool bar (T&amp;&amp; lhs, U&amp;&amp; rhs);</text:span></text:p>
          </draw:text-box>
        </draw:frame>
        <draw:line draw:style-name="gr2" draw:text-style-name="P9" draw:layer="layout" svg:x1="15.748cm" svg:y1="9.398cm" svg:x2="10.922cm" svg:y2="10.668cm">
          <text:p/>
        </draw:line>
        <draw:frame draw:style-name="gr4" draw:text-style-name="P32" draw:layer="layout" svg:width="8.128cm" svg:height="4.049cm" svg:x="15.748cm" svg:y="8.382cm">
          <draw:text-box>
            <text:p><text:span text:style-name="T33">Вычисляется</text:span></text:p>
            <text:p><text:span text:style-name="T33">(проверка не пройдет)</text:span></text:p>
          </draw:text-box>
        </draw:frame>
        <draw:frame draw:style-name="gr4" draw:text-style-name="P32" draw:layer="layout" svg:width="11.176cm" svg:height="2.783cm" svg:x="15.24cm" svg:y="17.029cm">
          <draw:text-box>
            <text:p><text:span text:style-name="T33">Проверяются типы</text:span></text:p>
            <text:p><text:span text:style-name="T33">(проверка <text:s/>пройдет)</text:span></text:p>
          </draw:text-box>
        </draw:frame>
        <draw:line draw:style-name="gr2" draw:text-style-name="P9" draw:layer="layout" svg:x1="15.24cm" svg:y1="18.288cm" svg:x2="7.874cm" svg:y2="17.018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атомарные ограничения</text:p>
          </draw:text-box>
        </draw:frame>
        <draw:frame presentation:style-name="pr18" draw:text-style-name="P23" draw:layer="layout" svg:width="25.4cm" svg:height="13.036cm" svg:x="1.016cm" svg:y="5.295cm">
          <draw:text-box>
            <text:list text:style-name="L6">
              <text:list-item>
                <text:p text:style-name="P22"><text:span text:style-name="T30">Базовые</text:span><text:span text:style-name="T18"><text:line-break/></text:span><text:span text:style-name="T18">requires requires (T a, T b) { a + b; }</text:span></text:p>
              </text:list-item>
              <text:list-item>
                <text:p text:style-name="P22"><text:span text:style-name="T30">Для типов</text:span><text:span text:style-name="T18"><text:line-break/></text:span><text:span text:style-name="T18">requires requires() { typename T::inner; }</text:span></text:p>
              </text:list-item>
              <text:list-item>
                <text:p text:style-name="P22"><text:span text:style-name="T30">Составные</text:span></text:p>
                <text:p text:style-name="P22"><text:span text:style-name="T18">requires requires(T x) { </text:span><text:span text:style-name="T18"><text:line-break/></text:span><text:span text:style-name="T18"> <text:s text:c="2"/>{*x} -&gt; typename T::inner;</text:span><text:span text:style-name="T18"><text:line-break/></text:span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6.032cm" svg:height="3.506cm" svg:x="1.016cm" svg:y="0.837cm" presentation:class="title" presentation:user-transformed="true">
          <draw:text-box>
            <text:p>Комбинации сложных ограничений</text:p>
          </draw:text-box>
        </draw:frame>
        <draw:frame presentation:style-name="pr7" draw:text-style-name="P33" draw:layer="layout" svg:width="25.199cm" svg:height="14.488cm" svg:x="1.524cm" svg:y="4.343cm" presentation:class="subtitle" presentation:user-transformed="true">
          <draw:text-box>
            <text:p text:style-name="P12"><text:span text:style-name="T29">template &lt;typename T&gt;</text:span></text:p>
            <text:p text:style-name="P12"><text:span text:style-name="T29">requires requires(T x) {</text:span></text:p>
            <text:p text:style-name="P12"><text:span text:style-name="T29"><text:s text:c="11"/></text:span><text:span text:style-name="T29">{*x} -&gt; typename T::inner;</text:span></text:p>
            <text:p text:style-name="P12"><text:span text:style-name="T29"><text:s text:c="9"/></text:span><text:span text:style-name="T29">} </text:span><text:span text:style-name="T27">&amp;&amp;</text:span></text:p>
            <text:p text:style-name="P12"><text:span text:style-name="T29"><text:s text:c="9"/></text:span><text:span text:style-name="T29">requires() {</text:span></text:p>
            <text:p text:style-name="P12"><text:span text:style-name="T29"><text:s text:c="11"/></text:span><text:span text:style-name="T29">typename T::inner;</text:span></text:p>
            <text:p text:style-name="P12"><text:span text:style-name="T29"><text:s text:c="9"/></text:span><text:span text:style-name="T29">} </text:span><text:span text:style-name="T27">||</text:span></text:p>
            <text:p text:style-name="P12"><text:span text:style-name="T29"><text:s text:c="9"/></text:span><text:span text:style-name="T29">requires (T a, T b) {</text:span></text:p>
            <text:p text:style-name="P12"><text:span text:style-name="T29"><text:s text:c="11"/></text:span><text:span text:style-name="T29">a + b;</text:span></text:p>
            <text:p text:style-name="P12"><text:span text:style-name="T29"><text:s text:c="9"/></text:span><text:span text:style-name="T29">}</text:span></text:p>
            <text:p text:style-name="P12"><text:span text:style-name="T29">T test_complex (T, 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Вопрос на понимание</text:p>
          </draw:text-box>
        </draw:frame>
        <draw:frame presentation:style-name="pr7" draw:text-style-name="P18" draw:layer="layout" svg:width="25.199cm" svg:height="14.737cm" svg:x="1.471cm" svg:y="4.064cm" presentation:class="subtitle" presentation:user-transformed="true">
          <draw:text-box>
            <text:p text:style-name="P12"><text:span text:style-name="T15">struct HasInner { using inner = int;};</text:span></text:p>
            <text:p text:style-name="P12"><text:span text:style-name="T15"/></text:p>
            <text:p text:style-name="P12"><text:span text:style-name="T15">struct HasDeref { using inner = int;</text:span></text:p>
            <text:p text:style-name="P12"><text:span text:style-name="T15"><text:s text:c="18"/></text:span><text:span text:style-name="T15">inner operator*(); };</text:span></text:p>
            <text:p text:style-name="P12"><text:span text:style-name="T15"/></text:p>
            <text:p text:style-name="P12"><text:span text:style-name="T15">struct HasPlus { using inner = int;</text:span></text:p>
            <text:p text:style-name="P12"><text:span text:style-name="T15"><text:s text:c="17"/></text:span><text:span text:style-name="T15">inner operator*();</text:span></text:p>
            <text:p text:style-name="P12"><text:span text:style-name="T15"><text:s text:c="17"/></text:span><text:span text:style-name="T15">void operator+(HasPlus x); };</text:span></text:p>
            <text:p text:style-name="P12"><text:span text:style-name="T15"/></text:p>
            <text:p text:style-name="P12"><text:span text:style-name="T15">(1) test_complex (HasInner{}, HasInner{});</text:span></text:p>
            <text:p text:style-name="P12"><text:span text:style-name="T15">(2) test_complex (HasDeref{}, HasDeref{});</text:span></text:p>
            <text:p text:style-name="P12"><text:span text:style-name="T15">(3) test_complex (HasPlus{}, HasPlus{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Вопрос на понимание</text:p>
          </draw:text-box>
        </draw:frame>
        <draw:frame presentation:style-name="pr7" draw:text-style-name="P18" draw:layer="layout" svg:width="25.199cm" svg:height="14.737cm" svg:x="1.471cm" svg:y="4.064cm" presentation:class="subtitle" presentation:user-transformed="true">
          <draw:text-box>
            <text:p text:style-name="P12"><text:span text:style-name="T15">struct HasInner { using inner = int;};</text:span></text:p>
            <text:p text:style-name="P12"><text:span text:style-name="T15"/></text:p>
            <text:p text:style-name="P12"><text:span text:style-name="T15">struct HasDeref { using inner = int;</text:span></text:p>
            <text:p text:style-name="P12"><text:span text:style-name="T15"><text:s text:c="18"/></text:span><text:span text:style-name="T15">inner operator*(); };</text:span></text:p>
            <text:p text:style-name="P12"><text:span text:style-name="T15"/></text:p>
            <text:p text:style-name="P12"><text:span text:style-name="T15">struct HasPlus { using inner = int;</text:span></text:p>
            <text:p text:style-name="P12"><text:span text:style-name="T15"><text:s text:c="17"/></text:span><text:span text:style-name="T15">inner operator*();</text:span></text:p>
            <text:p text:style-name="P12"><text:span text:style-name="T15"><text:s text:c="17"/></text:span><text:span text:style-name="T15">void operator+(HasPlus x); };</text:span></text:p>
            <text:p text:style-name="P12"><text:span text:style-name="T15"/></text:p>
            <text:p text:style-name="P12"><text:span text:style-name="T15">(1) test_complex (HasInner{}, HasInner{}); </text:span><text:span text:style-name="T34">// fail</text:span></text:p>
            <text:p text:style-name="P12"><text:span text:style-name="T15">(2) test_complex (HasDeref{}, HasDeref{}); </text:span><text:span text:style-name="T34">// ok</text:span></text:p>
            <text:p text:style-name="P12"><text:span text:style-name="T15">(3) test_complex (HasPlus{}, HasPlus{}); <text:s text:c="2"/></text:span><text:span text:style-name="T34">// 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достатки сложных ограничений</text:p>
          </draw:text-box>
        </draw:frame>
        <draw:frame presentation:style-name="pr5" draw:text-style-name="P34" draw:layer="layout" svg:width="25.199cm" svg:height="12.179cm" svg:x="1.4cm" svg:y="4.914cm" presentation:class="outline">
          <draw:text-box>
            <text:list text:style-name="L5">
              <text:list-item>
                <text:p text:style-name="P14"><text:span text:style-name="T17">Сложный синтаксис</text:span></text:p>
              </text:list-item>
              <text:list-item>
                <text:p text:style-name="P14"><text:span text:style-name="T17">Усложняют объявления функций</text:span></text:p>
              </text:list-item>
              <text:list-item>
                <text:p text:style-name="P14"><text:span text:style-name="T17">Каждый раз надо писать заново</text:span></text:p>
              </text:list-item>
              <text:list-item>
                <text:p text:style-name="P14"><text:span text:style-name="T17">Сложно переиспользовать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19" draw:text-style-name="P3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  <text:list-item>
                <text:p text:style-name="P2"><text:span text:style-name="T4">Сложные ограничения</text:span></text:p>
              </text:list-item>
            </text:list>
            <text:list text:style-name="L2">
              <text:list-item>
                <text:p text:style-name="P2"><text:span text:style-name="T3">Простые концепты</text:span></text:p>
              </text:list-item>
            </text:list>
            <text:list text:style-name="L3">
              <text:list-item>
                <text:p text:style-name="P2"><text:span text:style-name="T4">Вариабельные концепты</text:span></text:p>
              </text:list-item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Неявные требования к FI Seq</text:p>
          </draw:text-box>
        </draw:frame>
        <draw:frame presentation:style-name="pr20" draw:text-style-name="P35" draw:layer="layout" svg:width="25.199cm" svg:height="12.179cm" svg:x="1.4cm" svg:y="4.914cm" presentation:class="subtitle" presentation:user-transformed="true">
          <draw:text-box>
            <text:p text:style-name="P12"><text:span text:style-name="T35">Последовательность ::= {</text:span></text:p>
            <text:p text:style-name="P12"><text:span text:style-name="T35">T::element_type</text:span></text:p>
            <text:p text:style-name="P12"><text:span text:style-name="T35">size_t size()</text:span></text:p>
            <text:p text:style-name="P12"><text:span text:style-name="T35">bool empty()</text:span></text:p>
            <text:p text:style-name="P12"><text:span text:style-name="T35">T::element_type back()</text:span></text:p>
            <text:p text:style-name="P12"><text:span text:style-name="T35">push_back(T::element_type)</text:span></text:p>
            <text:p text:style-name="P12"><text:span text:style-name="T3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Явные требования к FI Seq</text:p>
          </draw:text-box>
        </draw:frame>
        <draw:frame presentation:style-name="pr20" draw:text-style-name="P36" draw:layer="layout" svg:width="25.199cm" svg:height="14.488cm" svg:x="1.217cm" svg:y="5.205cm" presentation:class="subtitle" presentation:user-transformed="true">
          <draw:text-box>
            <text:p text:style-name="P12"><text:span text:style-name="T29">template &lt;typename T&gt;</text:span></text:p>
            <text:p text:style-name="P12"><text:span text:style-name="T27">concept</text:span><text:span text:style-name="T29"> bool Sequence() {</text:span></text:p>
            <text:p text:style-name="P12"><text:span text:style-name="T29"><text:s text:c="2"/></text:span><text:span text:style-name="T29">return</text:span></text:p>
            <text:p text:style-name="P12"><text:span text:style-name="T29"><text:s text:c="4"/></text:span><text:span text:style-name="T29">requires { typename T::element_type; } &amp;&amp;</text:span></text:p>
            <text:p text:style-name="P12"><text:span text:style-name="T29"><text:s text:c="4"/></text:span><text:span text:style-name="T29">requires (T t, typename T::element_type x) {</text:span></text:p>
            <text:p text:style-name="P12"><text:span text:style-name="T29"><text:s text:c="6"/></text:span><text:span text:style-name="T29">{ t.size() } -&gt; size_t;</text:span></text:p>
            <text:p text:style-name="P12"><text:span text:style-name="T29"><text:s text:c="6"/></text:span><text:span text:style-name="T29">{ t.empty() } -&gt; bool;</text:span></text:p>
            <text:p text:style-name="P12"><text:span text:style-name="T29"><text:s text:c="6"/></text:span><text:span text:style-name="T29">{ t.back() } -&gt; typename T::element_type;</text:span></text:p>
            <text:p text:style-name="P12"><text:span text:style-name="T29"><text:s text:c="6"/></text:span><text:span text:style-name="T29">{ t.push_back(x) }</text:span></text:p>
            <text:p text:style-name="P12"><text:span text:style-name="T29"><text:s text:c="4"/></text:span><text:span text:style-name="T29">};</text:span></text:p>
            <text:p text:style-name="P12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Использование концептов</text:p>
          </draw:text-box>
        </draw:frame>
        <draw:frame presentation:style-name="pr21" draw:text-style-name="P37" draw:layer="layout" svg:width="25.199cm" svg:height="13.712cm" svg:x="1.217cm" svg:y="4.826cm" presentation:class="subtitle" presentation:user-transformed="true">
          <draw:text-box>
            <text:p text:style-name="P12"><text:span text:style-name="T15">(1) Базовый синтаксис</text:span></text:p>
            <text:p text:style-name="P12"><text:span text:style-name="T15">template &lt;typename T&gt; </text:span></text:p>
            <text:p text:style-name="P12"><text:span text:style-name="T15">requires Sequence&lt;T&gt;</text:span></text:p>
            <text:p text:style-name="P12"><text:span text:style-name="T15">void fill_with_random (T &amp;x, int n);</text:span></text:p>
            <text:p text:style-name="P12"><text:span text:style-name="T15"/></text:p>
            <text:p text:style-name="P12"><text:span text:style-name="T15">(2) Упрощенный синтаксис</text:span></text:p>
            <text:p text:style-name="P12"><text:span text:style-name="T15">template &lt;Sequence T&gt; </text:span></text:p>
            <text:p text:style-name="P12"><text:span text:style-name="T15">void fill_with_random (C &amp;x, int n);</text:span></text:p>
            <text:p text:style-name="P12"><text:span text:style-name="T15"/></text:p>
            <text:p text:style-name="P12"><text:span text:style-name="T15">(3) Вывод типов</text:span></text:p>
            <text:p text:style-name="P12"><text:span text:style-name="T15">void fill_with_random (Sequence &amp;x, int n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Лирическое отступление - 1: вывод типов аргументами</text:p>
          </draw:text-box>
        </draw:frame>
        <draw:frame presentation:style-name="pr21" draw:text-style-name="P39" draw:layer="layout" svg:width="25.199cm" svg:height="14.347cm" svg:x="1.471cm" svg:y="5.538cm" presentation:class="subtitle" presentation:user-transformed="true">
          <draw:text-box>
            <text:p text:style-name="P38"><text:span text:style-name="T29">(1) Полная форма функций</text:span></text:p>
            <text:list text:style-name="L7">
              <text:list-item>
                <text:p text:style-name="P38"><text:span text:style-name="T29">template&lt;typename T&gt;</text:span><text:span text:style-name="T29"><text:line-break/></text:span><text:span text:style-name="T29">void foo (T x);</text:span></text:p>
              </text:list-item>
              <text:list-item>
                <text:p text:style-name="P38"><text:span text:style-name="T29">template&lt;typename T, typename U, typename V&gt; </text:span><text:span text:style-name="T29"><text:line-break/></text:span><text:span text:style-name="T29">void bar(T (U::*)(V));</text:span></text:p>
              </text:list-item>
            </text:list>
            <text:p text:style-name="P38"><text:span text:style-name="T29">(2) Упрощенный синтаксис в C++17</text:span></text:p>
            <text:list text:style-name="L2">
              <text:list-item>
                <text:p text:style-name="P38"><text:span text:style-name="T29">void foo (auto x);</text:span></text:p>
              </text:list-item>
              <text:list-item>
                <text:p text:style-name="P38"><text:span text:style-name="T29">void bar(auto (auto::*)(auto)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Лирическое отступление - 2: концепты для лямбда-функций</text:p>
          </draw:text-box>
        </draw:frame>
        <draw:frame presentation:style-name="pr21" draw:text-style-name="P40" draw:layer="layout" svg:width="25.199cm" svg:height="13.712cm" svg:x="1.471cm" svg:y="5.855cm" presentation:class="subtitle" presentation:user-transformed="true">
          <draw:text-box>
            <text:p text:style-name="P38"><text:span text:style-name="T18">(1) Обобщенная лямбда</text:span></text:p>
            <text:list text:style-name="L7">
              <text:list-item>
                <text:p text:style-name="P38"><text:span text:style-name="T18">find_if(v, [str](const </text:span><text:span text:style-name="T22">auto&amp;</text:span><text:span text:style-name="T18"> x) </text:span><text:span text:style-name="T18"><text:line-break/></text:span><text:span text:style-name="T18"> <text:s text:c="10"/>{ return str == x; });</text:span></text:p>
              </text:list-item>
            </text:list>
            <text:p text:style-name="P38"><text:span text:style-name="T18">(2) Ограниченная обобщенная лямбда</text:span></text:p>
            <text:list text:style-name="L2">
              <text:list-item>
                <text:p text:style-name="P38"><text:span text:style-name="T18">find_if(v, [str](const </text:span><text:span text:style-name="T22">String&amp;</text:span><text:span text:style-name="T18"> x)</text:span><text:span text:style-name="T18"><text:line-break/></text:span><text:span text:style-name="T18"> <text:s text:c="10"/>{ return str == x; 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Ещё пример концепта</text:p>
          </draw:text-box>
        </draw:frame>
        <draw:frame presentation:style-name="pr20" draw:text-style-name="P41" draw:layer="layout" svg:width="26.215cm" svg:height="12.397cm" svg:x="1.27cm" svg:y="5.588cm" presentation:class="subtitle" presentation:user-transformed="true">
          <draw:text-box>
            <text:p text:style-name="P12"><text:span text:style-name="T23">template &lt;typename It&gt;</text:span></text:p>
            <text:p text:style-name="P12"><text:span text:style-name="T23">concept bool InputIterator () {</text:span></text:p>
            <text:p text:style-name="P12"><text:span text:style-name="T23"><text:s text:c="2"/></text:span><text:span text:style-name="T23">return </text:span><text:span text:style-name="T23"><text:line-break/></text:span><text:span text:style-name="T23"> <text:s text:c="3"/>requires(const It iconst, const It jconst, It i) {</text:span></text:p>
            <text:p text:style-name="P12"><text:span text:style-name="T23"><text:s text:c="6"/></text:span><text:span text:style-name="T23">typename std::iterator_traits&lt;It&gt;::reference;</text:span></text:p>
            <text:p text:style-name="P12"><text:span text:style-name="T23"><text:s text:c="6"/></text:span><text:span text:style-name="T23">typename std::iterator_traits&lt;It&gt;::value_type;</text:span></text:p>
            <text:p text:style-name="P12"><text:span text:style-name="T23"><text:s text:c="6"/></text:span><text:span text:style-name="T23">{ iconst == jconst } -&gt; bool;</text:span></text:p>
            <text:p text:style-name="P12"><text:span text:style-name="T23"><text:s text:c="6"/></text:span><text:span text:style-name="T23">{ iconst != jconst } -&gt; bool;</text:span></text:p>
            <text:p text:style-name="P12"><text:span text:style-name="T23"><text:s text:c="6"/></text:span><text:span text:style-name="T23">{ *i } -&gt; typename std::iterator_traits&lt;It&gt;::reference;</text:span></text:p>
            <text:p text:style-name="P12"><text:span text:style-name="T23"><text:s text:c="6"/></text:span><text:span text:style-name="T23">{ ++i } -&gt; It&amp;;</text:span></text:p>
            <text:p text:style-name="P12"><text:span text:style-name="T23"><text:s text:c="6"/></text:span><text:span text:style-name="T23">{ *i++ } -&gt; typename std::iterator_traits&lt;It&gt;::value_type;</text:span></text:p>
            <text:p text:style-name="P12"><text:span text:style-name="T2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ребования к концептам</text:p>
          </draw:text-box>
        </draw:frame>
        <draw:frame presentation:style-name="pr22" draw:text-style-name="P43" draw:layer="layout" svg:width="25.199cm" svg:height="13.255cm" svg:x="1.217cm" svg:y="5.829cm" presentation:class="subtitle" presentation:user-transformed="true">
          <draw:text-box>
            <text:list text:style-name="L8">
              <text:list-item>
                <text:p text:style-name="P42"><text:span text:style-name="T36">Всегда возвращают bool</text:span></text:p>
              </text:list-item>
              <text:list-item>
                <text:p text:style-name="P42"><text:span text:style-name="T36">Не принимают аргументов</text:span></text:p>
              </text:list-item>
              <text:list-item>
                <text:p text:style-name="P42"><text:span text:style-name="T36">Состоят из одного return</text:span></text:p>
              </text:list-item>
              <text:list-item>
                <text:p text:style-name="P42"><text:span text:style-name="T36">Не могут быть отдельно объявлены</text:span></text:p>
              </text:list-item>
              <text:list-item>
                <text:p text:style-name="P42"><text:span text:style-name="T36">Не могут быть членами или друзьями</text:span></text:p>
              </text:list-item>
              <text:list-item>
                <text:p text:style-name="P42"><text:span text:style-name="T36">Запрещена рекурсия </text:span><text:span text:style-name="T37">(увы, мы все так надеялись на concept M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Требования к концептам</text:p>
          </draw:text-box>
        </draw:frame>
        <draw:frame presentation:style-name="pr23" draw:text-style-name="P43" draw:layer="layout" svg:width="25.199cm" svg:height="13.255cm" svg:x="1.217cm" svg:y="5.829cm" presentation:class="subtitle" presentation:user-transformed="true">
          <draw:text-box>
            <text:list text:style-name="L8">
              <text:list-item>
                <text:p text:style-name="P42"><text:span text:style-name="T36">Всегда возвращают bool</text:span></text:p>
              </text:list-item>
              <text:list-item>
                <text:p text:style-name="P42"><text:span text:style-name="T36">Не принимают аргументов</text:span></text:p>
              </text:list-item>
              <text:list-item>
                <text:p text:style-name="P42"><text:span text:style-name="T36">Состоят из одного return</text:span></text:p>
              </text:list-item>
              <text:list-item>
                <text:p text:style-name="P42"><text:span text:style-name="T36">Не могут быть отдельно объявлены</text:span></text:p>
              </text:list-item>
              <text:list-item>
                <text:p text:style-name="P42"><text:span text:style-name="T36">Не могут быть членами или друзьями</text:span></text:p>
              </text:list-item>
              <text:list-item>
                <text:p text:style-name="P42"><text:span text:style-name="T36">Запрещена рекурсия (увы, мы все так надеялись на concept M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Ограничения ограничений</text:p>
          </draw:text-box>
        </draw:frame>
        <draw:frame presentation:style-name="pr24" draw:text-style-name="P44" draw:layer="layout" svg:width="25.199cm" svg:height="15.723cm" svg:x="1.217cm" svg:y="4.343cm" presentation:class="subtitle" presentation:user-transformed="true">
          <draw:text-box>
            <text:list text:style-name="L9">
              <text:list-item>
                <text:p text:style-name="P42"><text:span text:style-name="T15">Концепты не проверяют семантику</text:span><text:span text:style-name="T15"><text:line-break/></text:span><text:span text:style-name="T15">t.empty() == (t.size() == 0) // ←------- </text:span><text:span text:style-name="T38">NOPE</text:span></text:p>
              </text:list-item>
              <text:list-item>
                <text:p text:style-name="P42"><text:span text:style-name="T15">Концепты не проверяют реализацию</text:span><text:span text:style-name="T15"><text:line-break/></text:span><text:span text:style-name="T15">template&lt;Range R, typename T&gt; bool</text:span><text:span text:style-name="T15"><text:line-break/></text:span><text:span text:style-name="T15">requires RangeEqComparable&lt;R, T&gt;()</text:span><text:span text:style-name="T15"><text:line-break/></text:span><text:span text:style-name="T15">in (R const&amp; range, T const&amp; value) {</text:span><text:span text:style-name="T15"><text:line-break/></text:span><text:span text:style-name="T15"> <text:s/>for (auto const&amp; x : range)</text:span><text:span text:style-name="T15"><text:line-break/></text:span><text:span text:style-name="T15"> <text:s text:c="3"/>if (x != value) // ←---------------- </text:span><text:span text:style-name="T38">OOPS</text:span><text:span text:style-name="T15"><text:line-break/></text:span><text:span text:style-name="T15"> <text:s text:c="5"/>return false;</text:span><text:span text:style-name="T15"><text:line-break/></text:span><text:span text:style-name="T15"> <text:s/>return true;</text:span><text:span text:style-name="T15"><text:line-break/></text:span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Концепты в терминах концептов</text:p>
          </draw:text-box>
        </draw:frame>
        <draw:frame presentation:style-name="pr20" draw:text-style-name="P36" draw:layer="layout" svg:width="25.199cm" svg:height="15.805cm" svg:x="1.4cm" svg:y="4.472cm" presentation:class="subtitle" presentation:user-transformed="true">
          <draw:text-box>
            <text:p text:style-name="P12"><text:span text:style-name="T29">template &lt;typename T, typename U&gt;</text:span></text:p>
            <text:p text:style-name="P12"><text:span text:style-name="T29">concept bool Weak_equality_comparable() {</text:span></text:p>
            <text:p text:style-name="P12"><text:span text:style-name="T29"><text:s text:c="2"/></text:span><text:span text:style-name="T29">return requires(T t, U u) {</text:span></text:p>
            <text:p text:style-name="P12"><text:span text:style-name="T29"><text:s text:c="4"/></text:span><text:span text:style-name="T29">{t == u} -&gt; bool;</text:span></text:p>
            <text:p text:style-name="P12"><text:span text:style-name="T29"><text:s text:c="2"/></text:span><text:span text:style-name="T29">};</text:span></text:p>
            <text:p text:style-name="P12"><text:span text:style-name="T29">}</text:span></text:p>
            <text:p text:style-name="P12"><text:span text:style-name="T29"/></text:p>
            <text:p text:style-name="P12"><text:span text:style-name="T29">template &lt;typename T, typename U = T&gt;</text:span></text:p>
            <text:p text:style-name="P12"><text:span text:style-name="T29">concept bool Equality_comparable() {</text:span></text:p>
            <text:p text:style-name="P12"><text:span text:style-name="T29"><text:s text:c="2"/></text:span><text:span text:style-name="T29">return Weak_equality_comparable&lt;T, U&gt;() &amp;&amp;</text:span></text:p>
            <text:p text:style-name="P12"><text:span text:style-name="T29"><text:s text:c="9"/></text:span><text:span text:style-name="T29">Weak_equality_comparable&lt;U, T&gt;();</text:span></text:p>
            <text:p text:style-name="P12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Введение шаблонов</text:p>
          </draw:text-box>
        </draw:frame>
        <draw:frame presentation:style-name="pr21" draw:text-style-name="P46" draw:layer="layout" svg:width="26.215cm" svg:height="14.712cm" svg:x="1.016cm" svg:y="4.572cm" presentation:class="subtitle" presentation:user-transformed="true">
          <draw:text-box>
            <text:p text:style-name="P45"><text:span text:style-name="T39">(1) Упрощенный синтаксис (один аргумент концепта)</text:span></text:p>
            <text:list text:style-name="L6">
              <text:list-item>
                <text:p text:style-name="P45"><text:span text:style-name="T15">template &lt;Equality_comparable T&gt; bool check(T, T);</text:span></text:p>
              </text:list-item>
              <text:list-item>
                <text:p text:style-name="P45"><text:span text:style-name="T15">template &lt;Equality_comparable T,</text:span><text:span text:style-name="T15"><text:line-break/></text:span><text:span text:style-name="T15"> <text:s text:c="9"/>Equality_comparable U&gt; bool check(T, U);</text:span></text:p>
              </text:list-item>
            </text:list>
            <text:p text:style-name="P45"><text:span text:style-name="T39">(2) Вывод типов (один аргумент, два раза одинаковый)</text:span></text:p>
            <text:p text:style-name="P45"><text:span text:style-name="T15">bool check(Equality_comparable, Equality_comparable);</text:span></text:p>
            <text:p text:style-name="P45"><text:span text:style-name="T39">(3) Введение шаблона (два аргумента)</text:span></text:p>
            <text:p text:style-name="P45"><text:span text:style-name="T38">Equality_comparable{T, U} bool check(T, U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Функции и переменные концепты</text:p>
          </draw:text-box>
        </draw:frame>
        <draw:frame presentation:style-name="pr21" draw:text-style-name="P47" draw:layer="layout" svg:width="25.199cm" svg:height="15.835cm" svg:x="1.217cm" svg:y="4.657cm" presentation:class="subtitle" presentation:user-transformed="true">
          <draw:text-box>
            <text:p text:style-name="P42"><text:span text:style-name="T28">(1) Функция-концепт</text:span></text:p>
            <text:p text:style-name="P42"><text:span text:style-name="T29">template &lt;typename C&gt; </text:span><text:span text:style-name="T29"><text:line-break/></text:span><text:span text:style-name="T29">concept bool isInt() { </text:span><text:span text:style-name="T29"><text:line-break/></text:span><text:span text:style-name="T29"> <text:s/>return std::is_integral&lt;C&gt;::value;</text:span><text:span text:style-name="T29"><text:line-break/></text:span><text:span text:style-name="T29">}</text:span></text:p>
            <text:p text:style-name="P42"><text:span text:style-name="T28">(2) Переменная-концепт</text:span></text:p>
            <text:p text:style-name="P42"><text:span text:style-name="T29">template &lt;typename C&gt; </text:span><text:span text:style-name="T29"><text:line-break/></text:span><text:span text:style-name="T29">concept bool Int = std::is_integral&lt;C&gt;::value;</text:span></text:p>
            <text:p text:style-name="P42"><text:span text:style-name="T28">Переменную можно использовать для вывода типа</text:span></text:p>
            <text:p text:style-name="P42"><text:span text:style-name="T29">Int x = f(x); // auto x = f(x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Перегрузка конструкторов - 4</text:span></text:p>
          </draw:text-box>
        </draw:frame>
        <draw:frame presentation:style-name="pr12" draw:text-style-name="P28" draw:layer="layout" svg:width="25.654cm" svg:height="14.732cm" svg:x="1.524cm" svg:y="4.985cm" presentation:class="subtitle" presentation:user-transformed="true">
          <draw:text-box>
            <text:p text:style-name="P25"><text:span text:style-name="T26">template &lt;typename T&gt;</text:span></text:p>
            <text:p text:style-name="P25"><text:span text:style-name="T26">concept bool Int = is_integral_v&lt;T&gt;;</text:span></text:p>
            <text:p text:style-name="P25"><text:span text:style-name="T26"/></text:p>
            <text:p text:style-name="P25"><text:span text:style-name="T26">template &lt;typename T&gt;</text:span></text:p>
            <text:p text:style-name="P25"><text:span text:style-name="T26">concept bool Float = is_floating_point_v&lt;T&gt;;</text:span></text:p>
            <text:p text:style-name="P25"><text:span text:style-name="T26"/></text:p>
            <text:p text:style-name="P25"><text:span text:style-name="T26">struct Foo {</text:span></text:p>
            <text:p text:style-name="P25"><text:span text:style-name="T26"><text:s text:c="2"/></text:span><text:span text:style-name="T26">enum {int_like, float_like} type_;</text:span></text:p>
            <text:p text:style-name="P25"><text:span text:style-name="T27"><text:s text:c="2"/></text:span><text:span text:style-name="T27">Foo (Int x);</text:span></text:p>
            <text:p text:style-name="P25"><text:span text:style-name="T27"><text:s text:c="2"/></text:span><text:span text:style-name="T27">Foo (Float x);</text:span></text:p>
            <text:p text:style-name="P25"><text:span text:style-name="T2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Перегрузка классов</text:span></text:p>
          </draw:text-box>
        </draw:frame>
        <draw:frame presentation:style-name="pr12" draw:text-style-name="P48" draw:layer="layout" svg:width="25.654cm" svg:height="14.732cm" svg:x="1.524cm" svg:y="4.985cm" presentation:class="subtitle" presentation:user-transformed="true">
          <draw:text-box>
            <text:p text:style-name="P25"><text:span text:style-name="T31">template &lt;typename T&gt;</text:span></text:p>
            <text:p text:style-name="P25"><text:span text:style-name="T31">class complex;</text:span></text:p>
            <text:p text:style-name="P25"><text:span text:style-name="T31"/></text:p>
            <text:p text:style-name="P25"><text:span text:style-name="T31">template &lt;</text:span><text:span text:style-name="T22">Float</text:span><text:span text:style-name="T31"> T&gt;</text:span></text:p>
            <text:p text:style-name="P25"><text:span text:style-name="T31">class complex { /* complex numbers */ };</text:span></text:p>
            <text:p text:style-name="P25"><text:span text:style-name="T31"/></text:p>
            <text:p text:style-name="P25"><text:span text:style-name="T31">template &lt;</text:span><text:span text:style-name="T22">Int</text:span><text:span text:style-name="T31"> T&gt;</text:span></text:p>
            <text:p text:style-name="P25"><text:span text:style-name="T31">class complex { /* gaussian integers */ };</text:span></text:p>
            <text:p text:style-name="P25"><text:span text:style-name="T3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25" draw:text-style-name="P3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  <text:list-item>
                <text:p text:style-name="P2"><text:span text:style-name="T4">Сложные ограничения</text:span></text:p>
              </text:list-item>
              <text:list-item>
                <text:p text:style-name="P2"><text:span text:style-name="T40">Простые концепты</text:span></text:p>
              </text:list-item>
            </text:list>
            <text:list text:style-name="L2">
              <text:list-item>
                <text:p text:style-name="P2"><text:span text:style-name="T3">Вариабельные концепты</text:span></text:p>
              </text:list-item>
            </text:list>
            <text:list text:style-name="L3">
              <text:list-item>
                <text:p text:style-name="P2"><text:span text:style-name="T4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Вопрос: чем плох код на слайде?</text:span></text:p>
          </draw:text-box>
        </draw:frame>
        <draw:frame presentation:style-name="pr12" draw:text-style-name="P49" draw:layer="layout" svg:width="25.146cm" svg:height="14.732cm" svg:x="1.778cm" svg:y="4.826cm" presentation:class="subtitle" presentation:user-transformed="true">
          <draw:text-box>
            <text:p text:style-name="P25"><text:span text:style-name="T41">template &lt;Sequence S, typename P&gt;</text:span></text:p>
            <text:p text:style-name="P25"><text:span text:style-name="T41">int count (S const&amp; seq, P pred) {</text:span></text:p>
            <text:p text:style-name="P25"><text:span text:style-name="T41"><text:s text:c="2"/></text:span><text:span text:style-name="T41">int n = 0;</text:span></text:p>
            <text:p text:style-name="P25"><text:span text:style-name="T41"><text:s text:c="2"/></text:span><text:span text:style-name="T41">for (auto const &amp;x : seq)</text:span></text:p>
            <text:p text:style-name="P25"><text:span text:style-name="T41"><text:s text:c="4"/></text:span><text:span text:style-name="T41">if (pred(x)) ++n;</text:span></text:p>
            <text:p text:style-name="P25"><text:span text:style-name="T41"><text:s text:c="2"/></text:span><text:span text:style-name="T41">return n;</text:span></text:p>
            <text:p text:style-name="P25"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Ответ: не ограниченный P</text:span></text:p>
          </draw:text-box>
        </draw:frame>
        <draw:frame draw:style-name="gr3" draw:text-style-name="P32" draw:layer="layout" svg:width="8.636cm" svg:height="2.783cm" svg:x="11.176cm" svg:y="15.505cm">
          <draw:text-box>
            <text:p><text:span text:style-name="T33">Тут произойдет что угодно!</text:span></text:p>
          </draw:text-box>
        </draw:frame>
        <draw:line draw:style-name="gr2" draw:text-style-name="P9" draw:layer="layout" svg:x1="11.176cm" svg:y1="16.764cm" svg:x2="8.128cm" svg:y2="14.478cm">
          <text:p/>
        </draw:line>
        <draw:frame presentation:style-name="pr12" draw:text-style-name="P49" draw:layer="layout" svg:width="25.146cm" svg:height="14.732cm" svg:x="1.778cm" svg:y="4.826cm">
          <draw:text-box>
            <text:p text:style-name="P25"><text:span text:style-name="T41">template &lt;Sequence S, </text:span><text:span text:style-name="T42">typename P</text:span><text:span text:style-name="T41">&gt;</text:span></text:p>
            <text:p text:style-name="P25"><text:span text:style-name="T41">int count (S const&amp; seq, P pred) {</text:span></text:p>
            <text:p text:style-name="P25"><text:span text:style-name="T41"><text:s text:c="2"/></text:span><text:span text:style-name="T41">int n = 0;</text:span></text:p>
            <text:p text:style-name="P25"><text:span text:style-name="T41"><text:s text:c="2"/></text:span><text:span text:style-name="T41">for (auto const &amp;x : seq)</text:span></text:p>
            <text:p text:style-name="P25"><text:span text:style-name="T41"><text:s text:c="4"/></text:span><text:span text:style-name="T41">if (</text:span><text:span text:style-name="T42">pred(x)</text:span><text:span text:style-name="T41">) ++n;</text:span></text:p>
            <text:p text:style-name="P25"><text:span text:style-name="T41"><text:s text:c="2"/></text:span><text:span text:style-name="T41">return n;</text:span></text:p>
            <text:p text:style-name="P25"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Идея для ограничения</text:span></text:p>
          </draw:text-box>
        </draw:frame>
        <draw:frame presentation:style-name="pr12" draw:text-style-name="P48" draw:layer="layout" svg:width="26.67cm" svg:height="14.732cm" svg:x="0.762cm" svg:y="4.985cm" presentation:class="subtitle" presentation:user-transformed="true">
          <draw:text-box>
            <text:p text:style-name="P25"><text:span text:style-name="T31">template &lt;Sequence S, </text:span><text:span text:style-name="T22">typename P</text:span><text:span text:style-name="T31">&gt;</text:span></text:p>
            <text:p text:style-name="P25"><text:span text:style-name="T31">requires </text:span></text:p>
            <text:p text:style-name="P25"><text:span text:style-name="T22">Predicate&lt;P, typename S::element_type&gt;()</text:span></text:p>
            <text:p text:style-name="P25"><text:span text:style-name="T31">int count (S const&amp; seq, P pred) {</text:span></text:p>
            <text:p text:style-name="P25"><text:span text:style-name="T31"><text:s text:c="2"/></text:span><text:span text:style-name="T31">int n = 0;</text:span></text:p>
            <text:p text:style-name="P25"><text:span text:style-name="T31"><text:s text:c="2"/></text:span><text:span text:style-name="T31">for (auto const &amp;x : seq)</text:span></text:p>
            <text:p text:style-name="P25"><text:span text:style-name="T31"><text:s text:c="4"/></text:span><text:span text:style-name="T31">if (pred(x)) ++n;</text:span></text:p>
            <text:p text:style-name="P25"><text:span text:style-name="T31"><text:s text:c="2"/></text:span><text:span text:style-name="T31">return n;</text:span></text:p>
            <text:p text:style-name="P2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Идея для ограничения</text:span></text:p>
          </draw:text-box>
        </draw:frame>
        <draw:line draw:style-name="gr2" draw:text-style-name="P9" draw:layer="layout" svg:x1="5.08cm" svg:y1="5.334cm" svg:x2="7.62cm" svg:y2="8.89cm">
          <text:p/>
        </draw:line>
        <draw:frame draw:style-name="gr3" draw:text-style-name="P32" draw:layer="layout" svg:width="5.588cm" svg:height="1.517cm" svg:x="0.762cm" svg:y="3.817cm">
          <draw:text-box>
            <text:p><text:span text:style-name="T33">Предикат</text:span></text:p>
          </draw:text-box>
        </draw:frame>
        <draw:frame draw:style-name="gr3" draw:text-style-name="P32" draw:layer="layout" svg:width="7.112cm" svg:height="1.517cm" svg:x="19.558cm" svg:y="4.071cm">
          <draw:text-box>
            <text:p><text:span text:style-name="T33">Аргументы</text:span></text:p>
          </draw:text-box>
        </draw:frame>
        <draw:line draw:style-name="gr2" draw:text-style-name="P9" draw:layer="layout" svg:x1="23.622cm" svg:y1="5.588cm" svg:x2="22.098cm" svg:y2="8.636cm">
          <text:p/>
        </draw:line>
        <draw:frame presentation:style-name="pr12" draw:text-style-name="P48" draw:layer="layout" svg:width="26.67cm" svg:height="14.732cm" svg:x="0.762cm" svg:y="4.985cm">
          <draw:text-box>
            <text:p text:style-name="P25"><text:span text:style-name="T31">template &lt;Sequence S, </text:span><text:span text:style-name="T22">typename P</text:span><text:span text:style-name="T31">&gt;</text:span></text:p>
            <text:p text:style-name="P25"><text:span text:style-name="T31">requires </text:span></text:p>
            <text:p text:style-name="P25"><text:span text:style-name="T22">Predicate&lt;P, typename S::element_type&gt;()</text:span></text:p>
            <text:p text:style-name="P25"><text:span text:style-name="T31">int count (S const&amp; seq, P pred) {</text:span></text:p>
            <text:p text:style-name="P25"><text:span text:style-name="T31"><text:s text:c="2"/></text:span><text:span text:style-name="T31">int n = 0;</text:span></text:p>
            <text:p text:style-name="P25"><text:span text:style-name="T31"><text:s text:c="2"/></text:span><text:span text:style-name="T31">for (auto const &amp;x : seq)</text:span></text:p>
            <text:p text:style-name="P25"><text:span text:style-name="T31"><text:s text:c="4"/></text:span><text:span text:style-name="T31">if (pred(x)) ++n;</text:span></text:p>
            <text:p text:style-name="P25"><text:span text:style-name="T31"><text:s text:c="2"/></text:span><text:span text:style-name="T31">return n;</text:span></text:p>
            <text:p text:style-name="P2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7">Концепт для предиката</text:span></text:p>
          </draw:text-box>
        </draw:frame>
        <draw:frame presentation:style-name="pr12" draw:text-style-name="P49" draw:layer="layout" svg:width="26.67cm" svg:height="14.732cm" svg:x="0.762cm" svg:y="4.985cm" presentation:class="subtitle" presentation:user-transformed="true">
          <draw:text-box>
            <text:p text:style-name="P25"><text:span text:style-name="T41">template &lt;typename P, typename ... Args&gt;</text:span></text:p>
            <text:p text:style-name="P25"><text:span text:style-name="T41">concept bool Predicate() {</text:span></text:p>
            <text:p text:style-name="P25"><text:span text:style-name="T41"><text:s text:c="2"/></text:span><text:span text:style-name="T41">return </text:span></text:p>
            <text:p text:style-name="P25"><text:span text:style-name="T41"><text:s text:c="2"/></text:span><text:span text:style-name="T41">requires (P pred, Args ... args) {</text:span></text:p>
            <text:p text:style-name="P25"><text:span text:style-name="T41"><text:s text:c="4"/></text:span><text:span text:style-name="T41">{ pred(args...) } -&gt; bool;</text:span></text:p>
            <text:p text:style-name="P25"><text:span text:style-name="T41"><text:s text:c="2"/></text:span><text:span text:style-name="T41">};</text:span></text:p>
            <text:p text:style-name="P25"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ведение вариабельного шаблона</text:p>
          </draw:text-box>
        </draw:frame>
        <draw:frame presentation:style-name="pr12" draw:text-style-name="P48" draw:layer="layout" svg:width="26.67cm" svg:height="14.732cm" svg:x="0.762cm" svg:y="4.985cm">
          <draw:text-box>
            <text:p text:style-name="P25"><text:span text:style-name="T31">template&lt;typename T, int N, typename... Xs&gt; </text:span></text:p>
            <text:p text:style-name="P25"><text:span text:style-name="T31">concept bool C1 = true;</text:span></text:p>
            <text:p text:style-name="P25"><text:span text:style-name="T31"><text:line-break/></text:span><text:span text:style-name="T43">Допустим любой из вариантов:</text:span></text:p>
            <text:p text:style-name="P25"><text:span text:style-name="T43"/></text:p>
            <text:list text:style-name="L10">
              <text:list-item>
                <text:p text:style-name="P45"><text:span text:style-name="T22">C1{A, B, ...C} struct S1;</text:span></text:p>
              </text:list-item>
              <text:list-item>
                <text:p text:style-name="P45"><text:span text:style-name="T31">template&lt;typename A, int B, typename... C&gt;</text:span><text:span text:style-name="T31"><text:line-break/></text:span><text:span text:style-name="T31"> requires C1&lt;A, B, C...&gt;</text:span><text:span text:style-name="T31"><text:line-break/></text:span><text:span text:style-name="T31"> struct S1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26" draw:text-style-name="P3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  <text:list-item>
                <text:p text:style-name="P2"><text:span text:style-name="T4">Сложные ограничения</text:span></text:p>
              </text:list-item>
              <text:list-item>
                <text:p text:style-name="P2"><text:span text:style-name="T40">Простые концепты</text:span></text:p>
              </text:list-item>
              <text:list-item>
                <text:p text:style-name="P2"><text:span text:style-name="T40">Вариабельные концепты</text:span></text:p>
              </text:list-item>
            </text:list>
            <text:list text:style-name="L2">
              <text:list-item>
                <text:p text:style-name="P2"><text:span text:style-name="T3">Частичное упорядочение</text:span></text:p>
              </text:list-item>
            </text:list>
            <text:list text:style-name="L4">
              <text:list-item>
                <text:p text:style-name="P2"><text:span text:style-name="T4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layer="layout" svg:width="26.924cm" svg:height="3.506cm" svg:x="0.762cm" svg:y="0.05cm" presentation:class="title" presentation:user-transformed="true">
          <draw:text-box>
            <text:p><text:span text:style-name="T44">Сравнение концептов</text:span>: нормализация</text:p>
          </draw:text-box>
        </draw:frame>
        <draw:frame presentation:style-name="pr5" draw:layer="layout" svg:width="25.199cm" svg:height="4.738cm" svg:x="1.4cm" svg:y="3.39cm" presentation:class="outline" presentation:user-transformed="true">
          <draw:text-box>
            <text:list text:style-name="L5">
              <text:list-item>
                <text:p>Полная подстановка подвыражений</text:p>
              </text:list-item>
              <text:list-item>
                <text:p>Формирование логических цепочек через &amp;&amp; и || из атомарных концептов</text:p>
              </text:list-item>
            </text:list>
          </draw:text-box>
        </draw:frame>
        <draw:frame presentation:style-name="pr27" draw:text-style-name="P18" draw:layer="layout" svg:width="25.199cm" svg:height="11.773cm" svg:x="1.471cm" svg:y="8.89cm">
          <draw:text-box>
            <text:p text:style-name="P12"><text:span text:style-name="T15">template&lt;typename T&gt;</text:span></text:p>
            <text:p text:style-name="P12"><text:span text:style-name="T15">concept bool Subsumed() {</text:span></text:p>
            <text:p text:style-name="P12"><text:span text:style-name="T15"><text:s text:c="4"/></text:span><text:span text:style-name="T15">return requires () { typename T::type1; };</text:span></text:p>
            <text:p text:style-name="P12"><text:span text:style-name="T15">}</text:span></text:p>
            <text:p text:style-name="P12"><text:span text:style-name="T15">template&lt;typename T&gt;</text:span></text:p>
            <text:p text:style-name="P12"><text:span text:style-name="T15">concept bool Subsuming() {</text:span></text:p>
            <text:p text:style-name="P12"><text:span text:style-name="T15"><text:s text:c="4"/></text:span><text:span text:style-name="T15">return Subsumed&lt;T&gt;()</text:span></text:p>
            <text:p text:style-name="P12"><text:span text:style-name="T15"><text:s text:c="8"/></text:span><text:span text:style-name="T15">&amp;&amp; requires () { typename T::type2; };</text:span></text:p>
            <text:p text:style-name="P12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28" draw:text-style-name="P50" draw:layer="layout" svg:width="25.199cm" svg:height="15.511cm" svg:x="1.217cm" svg:y="4.437cm">
          <draw:text-box>
            <text:p text:style-name="P12"><text:span text:style-name="T45">template&lt;typename T&gt;</text:span></text:p>
            <text:p text:style-name="P12"><text:span text:style-name="T45">concept bool Subsumed() {</text:span></text:p>
            <text:p text:style-name="P12"><text:span text:style-name="T45"><text:s text:c="4"/></text:span><text:span text:style-name="T45">return </text:span></text:p>
            <text:p text:style-name="P12"><text:span text:style-name="T45"><text:s text:c="4"/></text:span><text:span text:style-name="T45">requires () { typename T::type1; };</text:span></text:p>
            <text:p text:style-name="P12"><text:span text:style-name="T45">}</text:span></text:p>
            <text:p text:style-name="P12"><text:span text:style-name="T45">template&lt;typename T&gt;</text:span></text:p>
            <text:p text:style-name="P12"><text:span text:style-name="T45">concept bool Subsuming() {</text:span></text:p>
            <text:p text:style-name="P12"><text:span text:style-name="T45"><text:s text:c="4"/></text:span><text:span text:style-name="T45">return </text:span></text:p>
            <text:p text:style-name="P12"><text:span text:style-name="T45"><text:s text:c="7"/></text:span><text:span text:style-name="T45">requires () { typename T::type1; } &amp;&amp;</text:span></text:p>
            <text:p text:style-name="P12"><text:span text:style-name="T45"><text:s text:c="7"/></text:span><text:span text:style-name="T45">requires () { typename T::type2; };</text:span></text:p>
            <text:p text:style-name="P12"><text:span text:style-name="T45">}</text:span></text:p>
          </draw:text-box>
        </draw:frame>
        <draw:frame presentation:style-name="pr4" draw:layer="layout" svg:width="26.924cm" svg:height="3.506cm" svg:x="0.762cm" svg:y="0.05cm" presentation:class="title" presentation:user-transformed="true">
          <draw:text-box>
            <text:p><text:span text:style-name="T44">Сравнение концептов</text:span>: нормализац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text-style-name="P51" draw:layer="layout" svg:width="25.524cm" svg:height="14.644cm" svg:x="1.4cm" svg:y="4.914cm" presentation:class="outline" presentation:user-transformed="true">
          <draw:text-box>
            <text:list text:style-name="L5">
              <text:list-item>
                <text:p><text:span text:style-name="T11">Как определить, что P поглощает Q? (сокращенно P =&gt; Q)</text:span></text:p>
              </text:list-item>
              <text:list-item>
                <text:p><text:span text:style-name="T11">Пусть P = P1 || P2 || … (ДНФ)</text:span><text:span text:style-name="T11"><text:line-break/></text:span><text:span text:style-name="T11"> <text:s text:c="6"/>Q = Q1 &amp;&amp; Q2 &amp;&amp; … (КНФ)</text:span></text:p>
              </text:list-item>
              <text:list-item>
                <text:p><text:span text:style-name="T11">Тогда Pi =&gt; Qj если </text:span><text:span text:style-name="T11"><text:line-break/></text:span><text:span text:style-name="T11">forany k, forall n | Pik =&gt; Qjn</text:span></text:p>
              </text:list-item>
              <text:list-item>
                <text:p><text:span text:style-name="T11">И далее P =&gt; Q если</text:span><text:span text:style-name="T11"><text:line-break/></text:span><text:span text:style-name="T11">forany k, forall n | Pk =&gt; Qn</text:span></text:p>
              </text:list-item>
            </text:list>
          </draw:text-box>
        </draw:frame>
        <draw:frame presentation:style-name="pr4" draw:layer="layout" svg:width="26.924cm" svg:height="3.506cm" svg:x="0.762cm" svg:y="0.05cm" presentation:class="title" presentation:user-transformed="true">
          <draw:text-box>
            <text:p><text:span text:style-name="T44">Сравнение концептов</text:span>: поглощение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Пример: поглощающие концепты</text:p>
          </draw:text-box>
        </draw:frame>
        <draw:frame presentation:style-name="pr7" draw:text-style-name="P18" draw:layer="layout" svg:width="25.199cm" svg:height="14.737cm" svg:x="1.217cm" svg:y="4.343cm" presentation:class="subtitle" presentation:user-transformed="true">
          <draw:text-box>
            <text:p text:style-name="P12"><text:span text:style-name="T15">template&lt;typename T&gt;</text:span></text:p>
            <text:p text:style-name="P12"><text:span text:style-name="T15">struct TM;</text:span></text:p>
            <text:p text:style-name="P12"><text:span text:style-name="T15"/></text:p>
            <text:p text:style-name="P12"><text:span text:style-name="T15">template&lt;Subsumed T&gt;</text:span></text:p>
            <text:p text:style-name="P12"><text:span text:style-name="T15">struct TM&lt;T&gt; { </text:span></text:p>
            <text:p text:style-name="P12"><text:span text:style-name="T15"><text:s text:c="2"/></text:span><text:span text:style-name="T15">TM() {std::cout &lt;&lt; "Subsumed!\n";} <text:s/></text:span></text:p>
            <text:p text:style-name="P12"><text:span text:style-name="T15">};</text:span></text:p>
            <text:p text:style-name="P12"><text:span text:style-name="T15"/></text:p>
            <text:p text:style-name="P12"><text:span text:style-name="T15">template&lt;Subsuming T&gt;</text:span></text:p>
            <text:p text:style-name="P12"><text:span text:style-name="T15">struct TM&lt;T&gt; { </text:span></text:p>
            <text:p text:style-name="P12"><text:span text:style-name="T15"><text:s text:c="2"/></text:span><text:span text:style-name="T15">TM() {std::cout &lt;&lt; "Subsuming!\n";} <text:s/></text:span></text:p>
            <text:p text:style-name="P12"><text:span text:style-name="T1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прос: что на экране?</text:p>
          </draw:text-box>
        </draw:frame>
        <draw:frame presentation:style-name="pr7" draw:text-style-name="P18" draw:layer="layout" svg:width="25.199cm" svg:height="14.737cm" svg:x="1.4cm" svg:y="4.567cm" presentation:class="subtitle" presentation:user-transformed="true">
          <draw:text-box>
            <text:p text:style-name="P12"><text:span text:style-name="T15">struct M {</text:span></text:p>
            <text:p text:style-name="P12"><text:span text:style-name="T15"><text:s text:c="2"/></text:span><text:span text:style-name="T15">using type1 = int;</text:span></text:p>
            <text:p text:style-name="P12"><text:span text:style-name="T15"><text:s text:c="2"/></text:span><text:span text:style-name="T15">using type2 = int;</text:span></text:p>
            <text:p text:style-name="P12"><text:span text:style-name="T15">};</text:span></text:p>
            <text:p text:style-name="P12"><text:span text:style-name="T15"/></text:p>
            <text:p text:style-name="P12"><text:span text:style-name="T15">struct L {</text:span></text:p>
            <text:p text:style-name="P12"><text:span text:style-name="T15"><text:s text:c="2"/></text:span><text:span text:style-name="T15">using type1 = int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TM&lt;M&gt; X{};</text:span></text:p>
            <text:p text:style-name="P12"><text:span text:style-name="T15">TM&lt;L&gt; Y{};</text:span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прос: что на экране?</text:p>
          </draw:text-box>
        </draw:frame>
        <draw:frame presentation:style-name="pr7" draw:text-style-name="P18" draw:layer="layout" svg:width="25.199cm" svg:height="14.737cm" svg:x="1.4cm" svg:y="4.567cm" presentation:class="subtitle" presentation:user-transformed="true">
          <draw:text-box>
            <text:p text:style-name="P12"><text:span text:style-name="T15">struct M {</text:span></text:p>
            <text:p text:style-name="P12"><text:span text:style-name="T15"><text:s text:c="2"/></text:span><text:span text:style-name="T15">using type1 = int;</text:span></text:p>
            <text:p text:style-name="P12"><text:span text:style-name="T15"><text:s text:c="2"/></text:span><text:span text:style-name="T15">using type2 = int;</text:span></text:p>
            <text:p text:style-name="P12"><text:span text:style-name="T15">};</text:span></text:p>
            <text:p text:style-name="P12"><text:span text:style-name="T15"/></text:p>
            <text:p text:style-name="P12"><text:span text:style-name="T15">struct L {</text:span></text:p>
            <text:p text:style-name="P12"><text:span text:style-name="T15"><text:s text:c="2"/></text:span><text:span text:style-name="T15">using type1 = int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TM&lt;M&gt; X{}; </text:span><text:span text:style-name="T34">// Subsuming</text:span></text:p>
            <text:p text:style-name="P12"><text:span text:style-name="T15">TM&lt;L&gt; Y{}; </text:span><text:span text:style-name="T34">// Subsumed</text:span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Концепты</text:span><text:span text:style-name="T2"> в C++</text:span></text:p>
          </draw:text-box>
        </draw:frame>
        <draw:frame presentation:style-name="pr29" draw:text-style-name="P3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2"><text:span text:style-name="T4">Контроль полиморфизма</text:span></text:p>
              </text:list-item>
              <text:list-item>
                <text:p text:style-name="P2"><text:span text:style-name="T4">Простые ограничения</text:span></text:p>
              </text:list-item>
              <text:list-item>
                <text:p text:style-name="P2"><text:span text:style-name="T4">Сложные ограничения</text:span></text:p>
              </text:list-item>
              <text:list-item>
                <text:p text:style-name="P2"><text:span text:style-name="T40">Простые концепты</text:span></text:p>
              </text:list-item>
              <text:list-item>
                <text:p text:style-name="P2"><text:span text:style-name="T40">Вариабельные концепты</text:span></text:p>
              </text:list-item>
              <text:list-item>
                <text:p text:style-name="P2"><text:span text:style-name="T40">Частичное упорядочение</text:span></text:p>
              </text:list-item>
            </text:list>
            <text:list text:style-name="L11">
              <text:list-item>
                <text:p text:style-name="P2"><text:span text:style-name="T3">Критика концепт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ритика концептов: консервативность комитета</text:p>
          </draw:text-box>
        </draw:frame>
        <draw:frame presentation:style-name="pr5" draw:layer="layout" svg:width="25.199cm" svg:height="12.179cm" svg:x="1.4cm" svg:y="5.855cm" presentation:class="outline" presentation:user-transformed="true">
          <draw:text-box>
            <text:list text:style-name="L5">
              <text:list-item>
                <text:p>Предложение опубликовано менее года назад</text:p>
              </text:list-item>
              <text:list-item>
                <text:p>Спецификация реализована только в одном компиляторе и реализована тем же человеком, который писал документ спецификации</text:p>
              </text:list-item>
              <text:list-item>
                <text:p>Сейчас очень мало кода, который полагался бы на концепты или хоть как-то их использова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1.46cm" svg:height="3.506cm" svg:x="3.302cm" svg:y="0.837cm" presentation:class="title" presentation:user-transformed="true">
          <draw:text-box>
            <text:p>Критика концептов: технические возражения</text:p>
          </draw:text-box>
        </draw:frame>
        <draw:frame presentation:style-name="pr5" draw:layer="layout" svg:width="25.199cm" svg:height="12.179cm" svg:x="1.4cm" svg:y="5.855cm" presentation:class="outline" presentation:user-transformed="true">
          <draw:text-box>
            <text:list text:style-name="L5">
              <text:list-item>
                <text:p>Синтаксические неоднозначности<text:line-break/><text:span text:style-name="T11">void f(X x); // function or template?</text:span></text:p>
              </text:list-item>
              <text:list-item>
                <text:p>Дополнительное значение для <text:span text:style-name="T11">{}</text:span></text:p>
              </text:list-item>
              <text:list-item>
                <text:p>Уже утверждена возможность делать так:<text:line-break/><text:span text:style-name="T11">template&lt;auto V&gt;</text:span><text:span text:style-name="T11"><text:line-break/></text:span><text:span text:style-name="T11">constexpr auto v = V*2;</text:span><text:line-break/>И она будет конфликтовать с концептами</text:p>
              </text:list-item>
              <text:list-item>
                <text:p>Ошибки проверки концептов часто проявляются как ошибки разрешения перегруз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1.46cm" svg:height="3.506cm" svg:x="3.302cm" svg:y="0.837cm" presentation:class="title" presentation:user-transformed="true">
          <draw:text-box>
            <text:p>Критика концептов: они не то, о чем все мечтали</text:p>
          </draw:text-box>
        </draw:frame>
        <draw:frame presentation:style-name="pr7" draw:text-style-name="P52" draw:layer="layout" svg:width="25.199cm" svg:height="14.161cm" svg:x="1.401cm" svg:y="5.397cm">
          <draw:text-box>
            <text:p text:style-name="P12"><text:span text:style-name="T46">concept Comparable&lt;typename T&gt; {</text:span></text:p>
            <text:p text:style-name="P12"><text:span text:style-name="T46"><text:s text:c="2"/></text:span><text:span text:style-name="T46">// syntax of equality</text:span></text:p>
            <text:p text:style-name="P12"><text:span text:style-name="T46"><text:s text:c="2"/></text:span><text:span text:style-name="T46">requires constraint Equal&lt;T&gt;; </text:span></text:p>
            <text:p text:style-name="P12"><text:span text:style-name="T46"><text:s text:c="2"/></text:span><text:span text:style-name="T46">// semantics of equivalence</text:span></text:p>
            <text:p text:style-name="P12"><text:span text:style-name="T46"><text:s text:c="2"/></text:span><text:span text:style-name="T46">requires axiom Equivalence_relation&lt;Equal&lt;T&gt;, T&gt;; </text:span></text:p>
            <text:p text:style-name="P12"><text:span text:style-name="T46"><text:s text:c="2"/></text:span><text:span text:style-name="T46">// if x == y then for any Predicate p, p(x) == p(y)</text:span></text:p>
            <text:p text:style-name="P12"><text:span text:style-name="T46"><text:s text:c="2"/></text:span><text:span text:style-name="T46">template&lt;Predicate P&gt;</text:span></text:p>
            <text:p text:style-name="P12"><text:span text:style-name="T46">axiom Equality(T x, T y, P p) {</text:span></text:p>
            <text:p text:style-name="P12"><text:span text:style-name="T46"><text:s text:c="4"/></text:span><text:span text:style-name="T46">x == y =&gt; p(x) == p(y); </text:span></text:p>
            <text:p text:style-name="P12"><text:span text:style-name="T46"><text:s text:c="2"/></text:span><text:span text:style-name="T46">}</text:span></text:p>
            <text:p text:style-name="P12"><text:span text:style-name="T46"><text:s text:c="2"/></text:span><text:span text:style-name="T46">// inequality is the negation of equality</text:span></text:p>
            <text:p text:style-name="P12"><text:span text:style-name="T46"><text:s text:c="2"/></text:span><text:span text:style-name="T46">axiom Inequality(T x, T y) {</text:span></text:p>
            <text:p text:style-name="P12"><text:span text:style-name="T46"><text:s text:c="4"/></text:span><text:span text:style-name="T46">(x!=y) == !(x==y); </text:span></text:p>
            <text:p text:style-name="P12"><text:span text:style-name="T46"><text:s text:c="2"/></text:span><text:span text:style-name="T46">}</text:span></text:p>
            <text:p text:style-name="P12"><text:span text:style-name="T4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Для дальнейшего исследования</text:p>
          </draw:text-box>
        </draw:frame>
        <draw:frame presentation:style-name="pr7" draw:text-style-name="P53" draw:layer="layout" svg:width="25.199cm" svg:height="15.105cm" svg:x="1.217cm" svg:y="4.136cm" presentation:class="subtitle" presentation:user-transformed="true">
          <draw:text-box>
            <text:p text:style-name="P12"><text:span text:style-name="T46">Paper by Stroustrup'2003</text:span></text:p>
            <text:p text:style-name="P12"><text:span text:style-name="T46"><text:a xlink:href="http://www.stroustrup.com/N1522-concept-criteria.pdf" xlink:type="simple">http://www.stroustrup.com/N1522-concept-criteria.pdf</text:a></text:span></text:p>
            <text:p text:style-name="P12"><text:span text:style-name="T46">Paper by Sutton and Stroustrup'2011</text:span></text:p>
            <text:p text:style-name="P12"><text:span text:style-name="T46"><text:a xlink:href="http://www.stroustrup.com/sle2011-concepts.pdf" xlink:type="simple">http://www.stroustrup.com/sle2011-concepts.pdf</text:a></text:span></text:p>
            <text:p text:style-name="P12"><text:span text:style-name="T46">Paper by Sutton, Stroustrup and Reis'2013 </text:span><text:span text:style-name="T46"><text:a xlink:href="http://www.open-std.org/jtc1/sc22/wg21/docs/papers/2013/n3701.pdf" xlink:type="simple">http://www.open-std.org/jtc1/sc22/wg21/docs/papers/2013/n3701.pdf</text:a></text:span></text:p>
            <text:p text:style-name="P12"><text:span text:style-name="T46">Concepts Lite TS'2014</text:span></text:p>
            <text:p text:style-name="P12"><text:span text:style-name="T46"><text:a xlink:href="http://www.open-std.org/jtc1/sc22/wg21/docs/papers/2014/n3889.pdf" xlink:type="simple">http://www.open-std.org/jtc1/sc22/wg21/docs/papers/2014/n3889.pdf</text:a></text:span></text:p>
            <text:p text:style-name="P12"><text:span text:style-name="T46">Talks:</text:span></text:p>
            <text:list text:style-name="L12">
              <text:list-item>
                <text:p text:style-name="P12"><text:span text:style-name="T46">Sutton, CppCon'14 (1): </text:span><text:span text:style-name="T46"><text:a xlink:href="https://www.youtube.com/watch?v=qwXq5MqY2ZA" xlink:type="simple">https://www.youtube.com/watch?v=qwXq5MqY2ZA</text:a></text:span></text:p>
              </text:list-item>
              <text:list-item>
                <text:p text:style-name="P12"><text:span text:style-name="T46">Sutton, CppCon'14 (2): </text:span><text:span text:style-name="T46"><text:a xlink:href="https://www.youtube.com/watch?v=NZeTAnW5LL0" xlink:type="simple">https://www.youtube.com/watch?v=NZeTAnW5LL0</text:a></text:span></text:p>
              </text:list-item>
              <text:list-item>
                <text:p text:style-name="P12"><text:span text:style-name="T46">Sutton, C++Now'15: </text:span><text:span text:style-name="T46"><text:a xlink:href="https://www.youtube.com/watch?v=_rBhX-FJCdg" xlink:type="simple">https://www.youtube.com/watch?v=_rBhX-FJCdg</text:a></text:span><text:span text:style-name="T46"><text:line-break/></text:span><text:span text:style-name="T47">Фокин</text:span><text:span text:style-name="T46">, C++ Siberia'15: </text:span><text:span text:style-name="T46"><text:a xlink:href="https://www.youtube.com/watch?v=482JCDghZ8s" xlink:type="simple">https://www.youtube.com/watch?v=482JCDghZ8s</text:a></text:span></text:p>
              </text:list-item>
              <text:list-item>
                <text:p text:style-name="P12"><text:span text:style-name="T46">Niebler, C++Siberia'15: </text:span><text:span text:style-name="T46"><text:a xlink:href="https://www.youtube.com/watch?v=gOKHcQad7xE" xlink:type="simple">https://www.youtube.com/watch?v=gOKHcQad7xE</text:a></text:span></text:p>
              </text:list-item>
              <text:list-item>
                <text:p text:style-name="P12"><text:span text:style-name="T46">Orr, ACCU'16: </text:span><text:span text:style-name="T46"><text:a xlink:href="https://www.youtube.com/watch?v=S1Z-RbygAlw" xlink:type="simple">https://www.youtube.com/watch?v=S1Z-RbygAlw</text:a></text:span></text:p>
              </text:list-item>
              <text:list-item>
                <text:p text:style-name="P12"><text:span text:style-name="T46">Github page:</text:span><text:span text:style-name="T46"><text:a xlink:href="http://cplusplus.github.io/concepts-ts/" xlink:type="simple">http://cplusplus.github.io/concepts-ts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color="#000000" draw:marker-end="Arrow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18:56:04.371986987</meta:creation-date>
    <dc:date>2016-05-31T12:08:57.528625233</dc:date>
    <meta:editing-duration>PT7H21M20S</meta:editing-duration>
    <meta:editing-cycles>145</meta:editing-cycles>
    <meta:generator>LibreOffice/4.2.8.2$Linux_X86_64 LibreOffice_project/420m0$Build-2</meta:generator>
    <meta:document-statistic meta:object-count="318"/>
  </office:meta>
</office:document-meta>
</file>